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4000001D78B2B187D.png" manifest:media-type="image/png"/>
  <manifest:file-entry manifest:full-path="Pictures/100002010000067C0000024495692A6A.png" manifest:media-type="image/png"/>
  <manifest:file-entry manifest:full-path="Pictures/10000000000001C6000001126525F56C.png" manifest:media-type="image/png"/>
  <manifest:file-entry manifest:full-path="Pictures/100002010000036A000000D216AE442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roman"/>
    <style:font-face style:name="Symbol" svg:font-family="Symbol" style:font-family-generic="roman"/>
    <style:font-face style:name="Times" svg:font-family="Times" style:font-family-generic="roman"/>
    <style:font-face style:name="Ubuntu" svg:font-family="Ubuntu" style:font-family-generic="swiss"/>
    <style:font-face style:name="Times New Roman" svg:font-family="'Times New Roman'" style:font-family-generic="roman" style:font-pitch="variable"/>
    <style:font-face style:name="Zapf Chancery" svg:font-family="'Zapf Chancery'"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Helvetica" svg:font-family="Helvetica" style:font-family-generic="system" style:font-pitch="variable"/>
    <style:font-face style:name="Lohit Hindi" svg:font-family="'Lohit Hindi'" style:font-family-generic="system" style:font-pitch="variable"/>
    <style:font-face style:name="Times1" svg:font-family="Time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paragraph-properties fo:margin-left="0.3555in" fo:margin-right="0in" fo:margin-top="0.1665in" fo:margin-bottom="0.0417in" fo:line-height="100%" fo:text-align="start" style:justify-single-word="false" fo:text-indent="0in" style:auto-text-indent="false" fo:keep-with-next="always"/>
      <style:text-properties style:font-name="Times" fo:font-size="16pt" fo:font-weight="bold" style:font-size-asian="16pt" style:font-weight-asian="bold"/>
    </style:style>
    <style:style style:name="P2" style:family="paragraph" style:parent-style-name="Standard">
      <style:paragraph-properties fo:margin-left="0in" fo:margin-right="0in" fo:margin-top="0.0417in" fo:margin-bottom="0in" fo:line-height="100%" fo:text-align="justify" style:justify-single-word="false" fo:text-indent="0in" style:auto-text-indent="false"/>
    </style:style>
    <style:style style:name="P3" style:family="paragraph" style:parent-style-name="Standard">
      <style:paragraph-properties fo:margin-left="0in" fo:margin-right="0in" fo:line-height="100%" fo:text-align="justify" style:justify-single-word="false" fo:text-indent="0.25in" style:auto-text-indent="false"/>
    </style:style>
    <style:style style:name="P4" style:family="paragraph" style:parent-style-name="Heading_20_2">
      <style:paragraph-properties fo:margin-left="0.3555in" fo:margin-right="0in" fo:margin-top="0.1665in" fo:margin-bottom="0.0417in" fo:line-height="100%" fo:text-align="start" style:justify-single-word="false" fo:text-indent="0in" style:auto-text-indent="false" fo:keep-with-next="always"/>
    </style:style>
    <style:style style:name="P5" style:family="paragraph" style:parent-style-name="Heading_20_3">
      <style:paragraph-properties fo:margin-left="0.711in" fo:margin-right="0in" fo:margin-top="0.1665in" fo:margin-bottom="0.0417in" fo:line-height="100%" fo:text-align="start" style:justify-single-word="false" fo:text-indent="0in" style:auto-text-indent="false" fo:keep-with-next="always"/>
    </style:style>
    <style:style style:name="P6" style:family="paragraph" style:parent-style-name="Standard">
      <style:paragraph-properties fo:margin-left="0in" fo:margin-right="0in" fo:line-height="100%" fo:text-align="center" style:justify-single-word="false" fo:text-indent="0in" style:auto-text-indent="false"/>
    </style:style>
    <style:style style:name="P7" style:family="paragraph" style:parent-style-name="Standard">
      <style:paragraph-properties fo:margin-left="0in" fo:margin-right="0in" fo:line-height="100%" fo:text-align="justify" style:justify-single-word="false" fo:text-indent="0.25in" style:auto-text-indent="false"/>
      <style:text-properties style:font-name="Times"/>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Times" fo:font-size="12pt" style:font-size-asian="12pt"/>
    </style:style>
    <style:style style:name="P10" style:family="paragraph" style:parent-style-name="Standard">
      <style:text-properties style:font-name="Times" fo:font-size="12pt" fo:language="zxx" fo:country="none" style:font-size-asian="12pt"/>
    </style:style>
    <style:style style:name="P11" style:family="paragraph" style:parent-style-name="Standard">
      <style:paragraph-properties fo:margin-left="0in" fo:margin-right="0in" fo:margin-top="0.0417in" fo:margin-bottom="0in" fo:line-height="100%" fo:text-align="justify" style:justify-single-word="false" fo:text-indent="0in" style:auto-text-indent="false"/>
    </style:style>
    <style:style style:name="P12" style:family="paragraph" style:parent-style-name="Standard">
      <style:paragraph-properties fo:margin-left="0in" fo:margin-right="0in" fo:margin-top="0.0417in" fo:margin-bottom="0in" fo:line-height="100%" fo:text-align="justify" style:justify-single-word="false" fo:text-indent="0in" style:auto-text-indent="false"/>
      <style:text-properties style:font-name="Times"/>
    </style:style>
    <style:style style:name="P13" style:family="paragraph" style:parent-style-name="Standard">
      <style:paragraph-properties fo:margin-left="0in" fo:margin-right="0in" fo:line-height="100%" fo:text-align="center" style:justify-single-word="false" fo:text-indent="0in" style:auto-text-indent="false"/>
    </style:style>
    <style:style style:name="P14" style:family="paragraph" style:parent-style-name="Standard">
      <style:paragraph-properties fo:margin-left="0in" fo:margin-right="0in" fo:line-height="100%" fo:text-align="center" style:justify-single-word="false" fo:text-indent="0in" style:auto-text-indent="false"/>
      <style:text-properties style:font-name="Times" fo:font-weight="bold" style:font-weight-asian="bold"/>
    </style:style>
    <style:style style:name="P15" style:family="paragraph" style:parent-style-name="Standard">
      <style:paragraph-properties fo:margin-left="0in" fo:margin-right="0in" fo:margin-top="0.1665in" fo:margin-bottom="0in" fo:line-height="100%" fo:text-align="justify" style:justify-single-word="false" fo:text-indent="0in" style:auto-text-indent="false"/>
    </style:style>
    <style:style style:name="P16" style:family="paragraph" style:parent-style-name="Standard">
      <style:paragraph-properties fo:margin-left="0in" fo:margin-right="0in" fo:margin-top="0.0835in" fo:margin-bottom="0in" fo:line-height="100%" fo:text-align="center" style:justify-single-word="false" fo:text-indent="0in" style:auto-text-indent="false"/>
    </style:style>
    <style:style style:name="P17" style:family="paragraph" style:parent-style-name="Standard">
      <style:paragraph-properties fo:margin-left="0in" fo:margin-right="0in" fo:margin-top="0.0835in" fo:margin-bottom="0in" fo:line-height="100%" fo:text-align="justify" style:justify-single-word="false" fo:text-indent="0in" style:auto-text-indent="false"/>
      <style:text-properties style:font-name="Times" fo:font-size="16pt" fo:language="zxx" fo:country="none" fo:font-weight="bold" style:font-size-asian="16pt" style:font-weight-asian="bold"/>
    </style:style>
    <style:style style:name="P18" style:family="paragraph" style:parent-style-name="Standard">
      <style:paragraph-properties fo:margin-left="0in" fo:margin-right="0in" fo:line-height="100%" fo:text-align="justify" style:justify-single-word="false" fo:text-indent="0.25in" style:auto-text-indent="false"/>
    </style:style>
    <style:style style:name="P19" style:family="paragraph" style:parent-style-name="Standard">
      <style:paragraph-properties fo:margin-left="0in" fo:margin-right="0in" fo:line-height="100%" fo:text-align="justify" style:justify-single-word="false" fo:text-indent="0.25in" style:auto-text-indent="false"/>
      <style:text-properties style:font-name="Times"/>
    </style:style>
    <style:style style:name="P20" style:family="paragraph" style:parent-style-name="Standard">
      <style:paragraph-properties fo:margin-left="0in" fo:margin-right="0in" fo:line-height="100%" fo:text-align="center" style:justify-single-word="false" fo:text-indent="0.25in" style:auto-text-indent="false"/>
      <style:text-properties style:font-name="Times" fo:font-size="15pt" style:font-size-asian="15pt"/>
    </style:style>
    <style:style style:name="P21" style:family="paragraph" style:parent-style-name="Standard">
      <style:paragraph-properties fo:margin-left="0in" fo:margin-right="0in" fo:margin-top="0.1665in" fo:margin-bottom="0in" fo:line-height="100%" fo:text-align="justify" style:justify-single-word="false" fo:text-indent="0.25in" style:auto-text-indent="false"/>
      <style:text-properties style:font-name="Times"/>
    </style:style>
    <style:style style:name="P22" style:family="paragraph" style:parent-style-name="Standard">
      <style:paragraph-properties fo:margin-left="0.4165in" fo:margin-right="0in" fo:margin-top="0.0346in" fo:margin-bottom="0in" fo:line-height="100%" fo:text-align="justify" style:justify-single-word="false" fo:text-indent="-0.2083in" style:auto-text-indent="false"/>
      <style:text-properties style:font-name="Times"/>
    </style:style>
    <style:style style:name="P23" style:family="paragraph" style:parent-style-name="Standard">
      <style:paragraph-properties fo:margin-left="0.3126in" fo:margin-right="0in" fo:line-height="100%" fo:text-align="justify" style:justify-single-word="false" fo:text-indent="-0.3126in" style:auto-text-indent="false"/>
    </style:style>
    <style:style style:name="P24" style:family="paragraph" style:parent-style-name="Standard">
      <style:paragraph-properties fo:margin-left="0.3126in" fo:margin-right="0in" fo:margin-top="0.0417in" fo:margin-bottom="0in" fo:line-height="100%" fo:text-align="justify" style:justify-single-word="false" fo:text-indent="-0.3126in" style:auto-text-indent="false"/>
    </style:style>
    <style:style style:name="P25" style:family="paragraph" style:parent-style-name="Standard">
      <style:paragraph-properties fo:margin-left="0in" fo:margin-right="0in" fo:margin-top="0.0417in" fo:margin-bottom="0in" fo:line-height="100%" fo:text-align="justify" style:justify-single-word="false" fo:text-indent="0in" style:auto-text-indent="false"/>
    </style:style>
    <style:style style:name="P26" style:family="paragraph" style:parent-style-name="Standard">
      <style:paragraph-properties fo:margin-left="0in" fo:margin-right="0in" fo:line-height="100%" fo:text-align="center" style:justify-single-word="false" fo:text-indent="0in" style:auto-text-indent="false"/>
    </style:style>
    <style:style style:name="P27" style:family="paragraph" style:parent-style-name="Standard">
      <style:paragraph-properties fo:margin-left="0in" fo:margin-right="0in" fo:line-height="100%" fo:text-align="justify" style:justify-single-word="false" fo:text-indent="0.25in" style:auto-text-indent="false"/>
      <style:text-properties style:font-name="Times"/>
    </style:style>
    <style:style style:name="P28" style:family="paragraph" style:parent-style-name="Standard">
      <style:paragraph-properties fo:margin-left="0in" fo:margin-right="0in" fo:line-height="100%" fo:text-align="justify" style:justify-single-word="false" fo:text-indent="0.25in" style:auto-text-indent="false"/>
    </style:style>
    <style:style style:name="P29" style:family="paragraph" style:parent-style-name="Standard" style:master-page-name="Standard">
      <style:paragraph-properties fo:text-align="justify" style:justify-single-word="false" style:page-number="auto"/>
    </style:style>
    <style:style style:name="P30" style:family="paragraph" style:parent-style-name="Heading_20_3">
      <style:paragraph-properties fo:margin-left="0.711in" fo:margin-right="0in" fo:margin-top="0.1665in" fo:margin-bottom="0.0417in" fo:line-height="100%" fo:text-align="start" style:justify-single-word="false" fo:text-indent="0in" style:auto-text-indent="false" fo:keep-with-next="always"/>
    </style:style>
    <style:style style:name="P31" style:family="paragraph" style:parent-style-name="Heading_20_4">
      <style:paragraph-properties fo:margin-left="1.0665in" fo:margin-right="0in" fo:margin-top="0.1665in" fo:margin-bottom="0.0417in" fo:line-height="100%" fo:text-align="start" style:justify-single-word="false" fo:text-indent="0in" style:auto-text-indent="false" fo:keep-with-next="always"/>
    </style:style>
    <style:style style:name="P32" style:family="paragraph" style:parent-style-name="Heading_20_4">
      <style:paragraph-properties fo:margin-left="1.0665in" fo:margin-right="0in" fo:margin-top="0.1665in" fo:margin-bottom="0.0417in" fo:line-height="100%" fo:text-align="start" style:justify-single-word="false" fo:text-indent="0in" style:auto-text-indent="false" fo:keep-with-next="always"/>
      <style:text-properties style:font-name="Times" fo:font-size="12pt" fo:font-weight="bold" style:font-size-asian="12pt" style:font-weight-asian="bold"/>
    </style:style>
    <style:style style:name="P33" style:family="paragraph" style:parent-style-name="Heading_20_2">
      <style:paragraph-properties fo:margin-left="0.3555in" fo:margin-right="0in" fo:margin-top="0.1665in" fo:margin-bottom="0.0417in" fo:line-height="100%" fo:text-align="start" style:justify-single-word="false" fo:text-indent="0in" style:auto-text-indent="false" fo:keep-with-next="always"/>
      <style:text-properties style:font-name="Times" fo:font-size="16pt" fo:font-weight="bold" style:font-size-asian="16pt" style:font-weight-asian="bold"/>
    </style:style>
    <style:style style:name="P34" style:family="paragraph" style:parent-style-name="Heading_20_2">
      <style:paragraph-properties fo:margin-left="0.3555in" fo:margin-right="0in" fo:margin-top="0.1665in" fo:margin-bottom="0.0417in" fo:line-height="100%" fo:text-align="start" style:justify-single-word="false" fo:text-indent="0in" style:auto-text-indent="false" fo:keep-with-next="always"/>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7" style:family="paragraph">
      <style:paragraph-properties fo:text-align="center"/>
    </style:style>
    <style:style style:name="T1" style:family="text">
      <style:text-properties style:font-name="Times"/>
    </style:style>
    <style:style style:name="T2" style:family="text">
      <style:text-properties style:font-name="Times" fo:font-style="italic" style:font-style-asian="italic"/>
    </style:style>
    <style:style style:name="T3" style:family="text">
      <style:text-properties style:font-name="Times" fo:font-style="normal" style:font-style-asian="normal" style:font-style-complex="normal"/>
    </style:style>
    <style:style style:name="T4" style:family="text">
      <style:text-properties style:font-name="Times" fo:font-size="16pt" fo:font-weight="bold" style:font-size-asian="16pt" style:font-weight-asian="bold"/>
    </style:style>
    <style:style style:name="T5" style:family="text">
      <style:text-properties style:font-name="Times"/>
    </style:style>
    <style:style style:name="T6" style:family="text">
      <style:text-properties style:font-name="Times" fo:font-style="italic" style:font-style-asian="italic"/>
    </style:style>
    <style:style style:name="T7" style:family="text">
      <style:text-properties style:font-name="Times" fo:font-style="italic" style:font-style-asian="italic" style:font-style-complex="italic"/>
    </style:style>
    <style:style style:name="T8" style:family="text">
      <style:text-properties style:font-name="Times" fo:font-style="normal" style:font-style-asian="normal" style:font-style-complex="normal"/>
    </style:style>
    <style:style style:name="T9" style:family="text">
      <style:text-properties style:font-name="Times" fo:font-size="16pt" fo:font-weight="bold" style:font-size-asian="16pt" style:font-weight-asian="bold"/>
    </style:style>
    <style:style style:name="T10" style:family="text">
      <style:text-properties style:font-name="Times" fo:font-size="12pt" fo:font-weight="bold" style:font-size-asian="12pt" style:font-weight-asian="bold"/>
    </style:style>
    <style:style style:name="T11" style:family="text">
      <style:text-properties style:font-name="Courier" fo:language="zxx" fo:country="none"/>
    </style:style>
    <style:style style:name="T12" style:family="text">
      <style:text-properties style:font-name="Symbol"/>
    </style:style>
    <style:style style:name="T1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Ubuntu" fo:font-size="10pt" fo:language="en" fo:country="US" style:language-asian="zh" style:country-asian="CN" style:language-complex="hi" style:country-complex="IN"/>
    </style:style>
    <style:style style:name="T16"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58556872" text:id="ct158556872">
          <text:deletion>
            <office:change-info>
              <dc:creator>Matheus Erthal</dc:creator>
              <dc:date>2013-04-06T16:30:00</dc:date>
            </office:change-info>
            <text:h text:style-name="P1" text:outline-level="2"><office:annotation><dc:creator>Unknown Author</dc:creator><dc:date>2013-04-06T00:41:49</dc:date><text:p text:style-name="P35"><text:span text:style-name="T13">Já corrigi, só falta responder: “famework pra fazer oq? Explicar.”</text:span></text:p></office:annotation></text:h>
          </text:deletion>
        </text:changed-region>
        <text:changed-region xml:id="ct158574784" text:id="ct158574784">
          <text:deletion>
            <office:change-info>
              <dc:creator>Matheus Erthal</dc:creator>
              <dc:date>2013-04-06T16:30:00</dc:date>
            </office:change-info>
            <text:p text:style-name="P2"><text:span text:style-name="T1"><office:annotation><dc:creator>sergio </dc:creator><dc:date>2013-04-03T11:23:30</dc:date><text:p text:style-name="P36"><text:span text:style-name="T13">Achei melhor sem os hífens.</text:span></text:p></office:annotation></text:span></text:p>
          </text:deletion>
        </text:changed-region>
        <text:changed-region xml:id="ct158579968" text:id="ct158579968">
          <text:deletion>
            <office:change-info>
              <dc:creator>Matheus Erthal</dc:creator>
              <dc:date>2013-04-06T16:29:00</dc:date>
            </office:change-info>
            <text:p text:style-name="P2"><text:span text:style-name="T1"><office:annotation><dc:creator>sergio </dc:creator><dc:date>2013-04-03T11:21:39</dc:date><text:p text:style-name="P36"><text:span text:style-name="T13">Você quis dizer isso?</text:span></text:p></office:annotation></text:span></text:p>
          </text:deletion>
        </text:changed-region>
        <text:changed-region xml:id="ct158582888" text:id="ct158582888">
          <text:deletion>
            <office:change-info>
              <dc:creator>Matheus Erthal</dc:creator>
              <dc:date>2013-04-06T16:29:00</dc:date>
            </office:change-info>
            <text:p text:style-name="P3"><text:span text:style-name="T1"><office:annotation><dc:creator>sergio </dc:creator><dc:date>2013-04-03T11:45:55</dc:date><text:p text:style-name="P36"><text:span text:style-name="T13">Achei estranha a construção da frase, então arrisquei esse “apresentada”.</text:span></text:p></office:annotation></text:span></text:p>
          </text:deletion>
        </text:changed-region>
        <text:changed-region xml:id="ct158583616" text:id="ct158583616">
          <text:insertion>
            <office:change-info>
              <dc:creator>sergio </dc:creator>
              <dc:date>2013-04-03T11:45:00</dc:date>
            </office:change-info>
          </text:insertion>
        </text:changed-region>
        <text:changed-region xml:id="ct158576848" text:id="ct158576848">
          <text:deletion>
            <office:change-info>
              <dc:creator>Matheus Erthal</dc:creator>
              <dc:date>2013-04-06T16:29:00</dc:date>
            </office:change-info>
            <text:p text:style-name="P3"><text:span text:style-name="T1"><office:annotation><dc:creator>sergio </dc:creator><dc:date>2013-04-03T11:46:42</dc:date><text:p text:style-name="P36"><text:span text:style-name="T13">Gerenciamento do quê? </text:span></text:p></office:annotation></text:span></text:p>
          </text:deletion>
        </text:changed-region>
        <text:changed-region xml:id="ct158587672" text:id="ct158587672">
          <text:insertion>
            <office:change-info>
              <dc:creator>sergio </dc:creator>
              <dc:date>2013-04-04T11:08:00</dc:date>
            </office:change-info>
          </text:insertion>
        </text:changed-region>
        <text:changed-region xml:id="ct158517128" text:id="ct158517128">
          <text:insertion>
            <office:change-info>
              <dc:creator>sergio </dc:creator>
              <dc:date>2013-04-04T11:12:00</dc:date>
            </office:change-info>
          </text:insertion>
        </text:changed-region>
        <text:changed-region xml:id="ct158581672" text:id="ct158581672">
          <text:insertion>
            <office:change-info>
              <dc:creator>Matheus Erthal</dc:creator>
              <dc:date>2013-04-06T16:31:00</dc:date>
            </office:change-info>
          </text:insertion>
        </text:changed-region>
        <text:changed-region xml:id="ct158574880" text:id="ct158574880">
          <text:deletion>
            <office:change-info>
              <dc:creator>Matheus Erthal</dc:creator>
              <dc:date>2013-04-06T16:33:00</dc:date>
            </office:change-info>
            <text:p text:style-name="P3"><text:span text:style-name="T1"><office:annotation><dc:creator>sergio </dc:creator><dc:date>2013-04-04T11:17:18</dc:date><text:p text:style-name="P35"><text:span text:style-name="T13">Que projeto? Ficou vago, por isso mudei um pouco.</text:span></text:p></office:annotation></text:span></text:p>
          </text:deletion>
        </text:changed-region>
        <text:changed-region xml:id="ct158581312" text:id="ct158581312">
          <text:insertion>
            <office:change-info>
              <dc:creator>Unknown Author</dc:creator>
              <dc:date>2013-04-05T01:42:00</dc:date>
            </office:change-info>
          </text:insertion>
        </text:changed-region>
        <text:changed-region xml:id="ct158591296" text:id="ct158591296">
          <text:deletion>
            <office:change-info>
              <dc:creator>sergio </dc:creator>
              <dc:date>2013-04-04T11:20:00</dc:date>
            </office:change-info>
            <text:p text:style-name="P3"><text:span text:style-name="T2">,</text:span></text:p>
          </text:deletion>
        </text:changed-region>
        <text:changed-region xml:id="ct158626488" text:id="ct158626488">
          <text:deletion>
            <office:change-info>
              <dc:creator>Matheus Erthal</dc:creator>
              <dc:date>2013-04-06T16:33:00</dc:date>
            </office:change-info>
            <text:p text:style-name="P3"><text:span text:style-name="T1"><office:annotation><dc:creator>sergio </dc:creator><dc:date>2013-04-04T11:20:44</dc:date><text:p text:style-name="P35"><text:span text:style-name="T13">Você quer dizer a sua abordagem? Ou é outra abordagem?</text:span></text:p></office:annotation></text:span></text:p>
          </text:deletion>
        </text:changed-region>
        <text:changed-region xml:id="ct158582592" text:id="ct158582592">
          <text:insertion>
            <office:change-info>
              <dc:creator>sergio </dc:creator>
              <dc:date>2013-04-04T11:24:00</dc:date>
            </office:change-info>
          </text:insertion>
        </text:changed-region>
        <text:changed-region xml:id="ct158629672" text:id="ct158629672">
          <text:insertion>
            <office:change-info>
              <dc:creator>Matheus Erthal</dc:creator>
              <dc:date>2013-04-06T16:33:00</dc:date>
            </office:change-info>
          </text:insertion>
        </text:changed-region>
        <text:changed-region xml:id="ct158638384" text:id="ct158638384">
          <text:format-change>
            <office:change-info>
              <dc:creator>sergio </dc:creator>
              <dc:date>2013-04-04T11:21:00</dc:date>
            </office:change-info>
          </text:format-change>
        </text:changed-region>
        <text:changed-region xml:id="ct158649320" text:id="ct158649320">
          <text:insertion>
            <office:change-info>
              <dc:creator>sergio </dc:creator>
              <dc:date>2013-04-04T11:23:00</dc:date>
            </office:change-info>
          </text:insertion>
        </text:changed-region>
        <text:changed-region xml:id="ct158654600" text:id="ct158654600">
          <text:deletion>
            <office:change-info>
              <dc:creator>sergio </dc:creator>
              <dc:date>2013-04-04T11:23:00</dc:date>
            </office:change-info>
            <text:p text:style-name="P3"><text:span text:style-name="T3">, uma</text:span></text:p>
          </text:deletion>
        </text:changed-region>
        <text:changed-region xml:id="ct158654848" text:id="ct158654848">
          <text:insertion>
            <office:change-info>
              <dc:creator>sergio </dc:creator>
              <dc:date>2013-04-04T11:23:00</dc:date>
            </office:change-info>
          </text:insertion>
        </text:changed-region>
        <text:changed-region xml:id="ct158654944" text:id="ct158654944">
          <text:deletion>
            <office:change-info>
              <dc:creator>sergio </dc:creator>
              <dc:date>2013-04-04T11:23:00</dc:date>
            </office:change-info>
            <text:p text:style-name="P3"><text:span text:style-name="T1"><text:s/></text:span></text:p>
          </text:deletion>
        </text:changed-region>
        <text:changed-region xml:id="ct158644344" text:id="ct158644344">
          <text:deletion>
            <office:change-info>
              <dc:creator>Matheus Erthal</dc:creator>
              <dc:date>2013-04-06T16:34:00</dc:date>
            </office:change-info>
            <text:p text:style-name="P3"><text:span text:style-name="T1"><office:annotation><dc:creator>sergio </dc:creator><dc:date>2013-04-04T11:25:43</dc:date><text:p text:style-name="P35"><text:span text:style-name="T13">Realmente foi feita uma comparação? Se não é melhor deixar mais vago: a seção traz os trabalhos relacionados e a seção ….</text:span></text:p></office:annotation></text:span></text:p>
          </text:deletion>
        </text:changed-region>
        <text:changed-region xml:id="ct158087088" text:id="ct158087088">
          <text:deletion>
            <office:change-info>
              <dc:creator>Matheus Erthal</dc:creator>
              <dc:date>2013-04-06T16:34:00</dc:date>
            </office:change-info>
            <text:h text:style-name="P4" text:outline-level="2"><text:span text:style-name="T4"><office:annotation><dc:creator>Unknown Author</dc:creator><dc:date>2013-04-06T00:44:39</dc:date><text:p text:style-name="P35"><text:span text:style-name="T13">Já corrigida</text:span></text:p></office:annotation></text:span></text:h>
          </text:deletion>
        </text:changed-region>
        <text:changed-region xml:id="ct158594176" text:id="ct158594176">
          <text:deletion>
            <office:change-info>
              <dc:creator>Matheus Erthal</dc:creator>
              <dc:date>2013-04-06T01:02:00</dc:date>
            </office:change-info>
            <text:p text:style-name="P2"><text:span text:style-name="T1">.</text:span></text:p>
          </text:deletion>
        </text:changed-region>
        <text:changed-region xml:id="ct158589512" text:id="ct158589512">
          <text:deletion>
            <office:change-info>
              <dc:creator>Matheus Erthal</dc:creator>
              <dc:date>2013-04-06T16:35:00</dc:date>
            </office:change-info>
            <text:h text:style-name="P5" text:outline-level="3"><text:span text:style-name="T4"><office:annotation><dc:creator>Unknown Author</dc:creator><dc:date>2013-04-06T00:44:59</dc:date><text:p text:style-name="P35"><text:span text:style-name="T13">Já corrigida</text:span></text:p></office:annotation></text:span></text:h>
          </text:deletion>
        </text:changed-region>
        <text:changed-region xml:id="ct158583768" text:id="ct158583768">
          <text:deletion>
            <office:change-info>
              <dc:creator>sergio </dc:creator>
              <dc:date>2013-04-04T11:35:00</dc:date>
            </office:change-info>
            <text:p text:style-name="P2"><text:span text:style-name="T1">:</text:span></text:p>
          </text:deletion>
        </text:changed-region>
        <text:changed-region xml:id="ct157308680" text:id="ct157308680">
          <text:deletion>
            <office:change-info>
              <dc:creator>Matheus Erthal</dc:creator>
              <dc:date>2013-04-06T00:51:00</dc:date>
            </office:change-info>
            <text:p text:style-name="P2"><text:span text:style-name="T1"><office:annotation><dc:creator>sergio </dc:creator><dc:date>2013-04-04T11:36:08</dc:date><text:p text:style-name="P35"><text:span text:style-name="T13">Melhor inverter lugares com pessoas, afinal na lista está pessoas, lugares e coisas, nessa ordem.</text:span></text:p></office:annotation></text:span></text:p>
          </text:deletion>
        </text:changed-region>
        <text:changed-region xml:id="ct158655040" text:id="ct158655040">
          <text:deletion>
            <office:change-info>
              <dc:creator>Matheus Erthal</dc:creator>
              <dc:date>2013-04-06T00:50:00</dc:date>
            </office:change-info>
            <text:p text:style-name="P2"><text:span text:style-name="T2"><office:annotation><dc:creator>sergio </dc:creator><dc:date>2013-04-04T11:37:58</dc:date><text:p text:style-name="P35"><text:span text:style-name="T13">Vai deixar itálico? Então mude no texto todo.</text:span></text:p></office:annotation></text:span></text:p>
          </text:deletion>
        </text:changed-region>
        <text:changed-region xml:id="ct158629392" text:id="ct158629392">
          <text:deletion>
            <office:change-info>
              <dc:creator>Matheus Erthal</dc:creator>
              <dc:date>2013-04-06T00:50:00</dc:date>
            </office:change-info>
            <text:p text:style-name="P2"><text:span text:style-name="T1"><office:annotation><dc:creator>sergio </dc:creator><dc:date>2013-04-04T11:39:06</dc:date><text:p text:style-name="P35"><text:span text:style-name="T13">“</text:span><text:span text:style-name="T13">Encapsulados” ou “representados por”. Parece que são representações de recursos, pois os abstraem...</text:span></text:p></office:annotation></text:span></text:p>
          </text:deletion>
        </text:changed-region>
        <text:changed-region xml:id="ct158644456" text:id="ct158644456">
          <text:deletion>
            <office:change-info>
              <dc:creator>Matheus Erthal</dc:creator>
              <dc:date>2013-04-06T00:50:00</dc:date>
            </office:change-info>
            <text:p text:style-name="P2"><text:span text:style-name="T1"><office:annotation><dc:creator>sergio </dc:creator><dc:date>2013-04-04T11:38:34</dc:date><text:p text:style-name="P35"><text:span text:style-name="T13">São entidades ou são componentes? Lá atrás você disse que são componentes. Melhor uniformizar.</text:span></text:p></office:annotation></text:span></text:p>
          </text:deletion>
        </text:changed-region>
        <text:changed-region xml:id="ct158660056" text:id="ct158660056">
          <text:deletion>
            <office:change-info>
              <dc:creator>sergio </dc:creator>
              <dc:date>2013-04-04T11:42:00</dc:date>
            </office:change-info>
            <text:p text:style-name="P3"><text:span text:style-name="T1">,</text:span></text:p>
          </text:deletion>
        </text:changed-region>
        <text:changed-region xml:id="ct158626584" text:id="ct158626584">
          <text:deletion>
            <office:change-info>
              <dc:creator>Matheus Erthal</dc:creator>
              <dc:date>2013-04-06T00:50:00</dc:date>
            </office:change-info>
            <text:p text:style-name="P3"><text:span text:style-name="T1"><office:annotation><dc:creator>sergio </dc:creator><dc:date>2013-04-04T11:42:45</dc:date><text:p text:style-name="P35"><text:span text:style-name="T13">Então AR é entidade e não componente. Dá uma olhada geral no texto.</text:span></text:p></office:annotation></text:span></text:p>
          </text:deletion>
        </text:changed-region>
        <text:changed-region xml:id="ct158628024" text:id="ct158628024">
          <text:deletion>
            <office:change-info>
              <dc:creator>Matheus Erthal</dc:creator>
              <dc:date>2013-04-06T00:50:00</dc:date>
            </office:change-info>
            <text:p text:style-name="P3"><text:span text:style-name="T1"><office:annotation><dc:creator>sergio </dc:creator><dc:date>2013-04-04T11:43:19</dc:date><text:p text:style-name="P35"><text:span text:style-name="T13">Acha necessário?</text:span></text:p></office:annotation></text:span></text:p>
          </text:deletion>
        </text:changed-region>
        <text:changed-region xml:id="ct158594968" text:id="ct158594968">
          <text:deletion>
            <office:change-info>
              <dc:creator>Matheus Erthal</dc:creator>
              <dc:date>2013-04-06T00:50:00</dc:date>
            </office:change-info>
            <text:p text:style-name="P3"><text:span text:style-name="T2"><office:annotation><dc:creator>sergio </dc:creator><dc:date>2013-04-04T11:44:17</dc:date><text:p text:style-name="P35"><text:span text:style-name="T13">Cara, esse negócio do framework está confuso. Eu sei do que você está falando, mas não sei se o leitor vai entender. O framework é o que você vai explicar em 2.3? se sim, o título de 2.3 não está ajudando... e se sim, talvez colocar (veja...).</text:span></text:p></office:annotation></text:span></text:p>
          </text:deletion>
        </text:changed-region>
        <text:changed-region xml:id="ct158682016" text:id="ct158682016">
          <text:deletion>
            <office:change-info>
              <dc:creator>Matheus Erthal</dc:creator>
              <dc:date>2013-04-06T01:01:00</dc:date>
            </office:change-info>
            <text:p text:style-name="P6"><text:span text:style-name="T2"><office:annotation><dc:creator>sergio </dc:creator><dc:date>2013-04-04T11:48:13</dc:date><text:p text:style-name="P35"><text:span text:style-name="T13">O que significa o “?” outros recursos? Use talvez <text:s/>“...”, até porque você usa na caixinha Agente do Middleware.</text:span></text:p><text:p text:style-name="P35"><text:span text:style-name="T13"/></text:p><text:p text:style-name="P35"><text:span text:style-name="T13">Outra coisa: você não falou do SGAR. Vai falar depois? Se sim, diga isso.</text:span></text:p></office:annotation></text:span></text:p>
          </text:deletion>
        </text:changed-region>
        <text:changed-region xml:id="ct158677272" text:id="ct158677272">
          <text:insertion>
            <office:change-info>
              <dc:creator>sergio </dc:creator>
              <dc:date>2013-04-04T11:49:00</dc:date>
            </office:change-info>
          </text:insertion>
        </text:changed-region>
        <text:changed-region xml:id="ct158694024" text:id="ct158694024">
          <text:deletion>
            <office:change-info>
              <dc:creator>sergio </dc:creator>
              <dc:date>2013-04-04T11:51:00</dc:date>
            </office:change-info>
            <text:p text:style-name="P2"><text:span text:style-name="T1">s</text:span></text:p>
          </text:deletion>
        </text:changed-region>
        <text:changed-region xml:id="ct158694848" text:id="ct158694848">
          <text:deletion>
            <office:change-info>
              <dc:creator>Matheus Erthal</dc:creator>
              <dc:date>2013-04-06T00:49:00</dc:date>
            </office:change-info>
            <text:p text:style-name="P2"><text:span text:style-name="T1"><office:annotation><dc:creator>sergio </dc:creator><dc:date>2013-04-04T11:52:07</dc:date><text:p text:style-name="P35"><text:span text:style-name="T13">?</text:span></text:p></office:annotation></text:span></text:p>
          </text:deletion>
        </text:changed-region>
        <text:changed-region xml:id="ct158695392" text:id="ct158695392">
          <text:insertion>
            <office:change-info>
              <dc:creator>sergio </dc:creator>
              <dc:date>2013-04-04T11:53:00</dc:date>
            </office:change-info>
          </text:insertion>
        </text:changed-region>
        <text:changed-region xml:id="ct158700264" text:id="ct158700264">
          <text:deletion>
            <office:change-info>
              <dc:creator>Matheus Erthal</dc:creator>
              <dc:date>2013-04-06T00:49:00</dc:date>
            </office:change-info>
            <text:p text:style-name="P2"><text:span text:style-name="T1"><office:annotation><dc:creator>sergio </dc:creator><dc:date>2013-04-04T11:55:31</dc:date><text:p text:style-name="P35"><text:span text:style-name="T13">Coloquei “o” mas fiquei na dúvida. Mas para concordar com o “mecanismos de”, ficar melhor “o”.</text:span></text:p></office:annotation></text:span></text:p>
          </text:deletion>
        </text:changed-region>
        <text:changed-region xml:id="ct158596752" text:id="ct158596752">
          <text:insertion>
            <office:change-info>
              <dc:creator>sergio </dc:creator>
              <dc:date>2013-04-04T14:30:00</dc:date>
            </office:change-info>
          </text:insertion>
        </text:changed-region>
        <text:changed-region xml:id="ct158718752" text:id="ct158718752">
          <text:deletion>
            <office:change-info>
              <dc:creator>Matheus Erthal</dc:creator>
              <dc:date>2013-04-06T03:03:00</dc:date>
            </office:change-info>
            <text:h text:style-name="P5" text:outline-level="3"><text:span text:style-name="T4"><office:annotation><dc:creator>Unknown Author</dc:creator><dc:date>2013-04-05T02:33:12</dc:date><text:p text:style-name="P35"><text:span text:style-name="T13">Parei de corrigir no texto aqui!</text:span></text:p></office:annotation></text:span></text:h>
          </text:deletion>
        </text:changed-region>
        <text:changed-region xml:id="ct158699152" text:id="ct158699152">
          <text:deletion>
            <office:change-info>
              <dc:creator>Matheus Erthal</dc:creator>
              <dc:date>2013-04-06T03:21:00</dc:date>
            </office:change-info>
            <text:p text:style-name="P2"><text:span text:style-name="T1"><office:annotation><dc:creator>sergio </dc:creator><dc:date>2013-04-04T14:42:49</dc:date><text:p text:style-name="P35"><text:span text:style-name="T13">É uma sugestão para iniciar a seção. Assim você pode falar de VC e logo a seguir sobre OP.</text:span></text:p></office:annotation></text:span></text:p>
          </text:deletion>
        </text:changed-region>
        <text:changed-region xml:id="ct158706464" text:id="ct158706464">
          <text:insertion>
            <office:change-info>
              <dc:creator>Matheus Erthal</dc:creator>
              <dc:date>2013-04-06T03:12:00</dc:date>
            </office:change-info>
          </text:insertion>
        </text:changed-region>
        <text:changed-region xml:id="ct158716656" text:id="ct158716656">
          <text:insertion>
            <office:change-info>
              <dc:creator>sergio </dc:creator>
              <dc:date>2013-04-04T14:56:00</dc:date>
            </office:change-info>
          </text:insertion>
        </text:changed-region>
        <text:changed-region xml:id="ct158698152" text:id="ct158698152">
          <text:deletion>
            <office:change-info>
              <dc:creator>sergio </dc:creator>
              <dc:date>2013-04-04T14:56:00</dc:date>
            </office:change-info>
            <text:p text:style-name="P3"><text:span text:style-name="T1">, ou portas </text:span></text:p>
          </text:deletion>
        </text:changed-region>
        <text:changed-region xml:id="ct158697568" text:id="ct158697568">
          <text:insertion>
            <office:change-info>
              <dc:creator>sergio </dc:creator>
              <dc:date>2013-04-04T14:56:00</dc:date>
            </office:change-info>
          </text:insertion>
        </text:changed-region>
        <text:changed-region xml:id="ct158693128" text:id="ct158693128">
          <text:insertion>
            <office:change-info>
              <dc:creator>sergio </dc:creator>
              <dc:date>2013-04-04T14:56:00</dc:date>
            </office:change-info>
          </text:insertion>
        </text:changed-region>
        <text:changed-region xml:id="ct158698352" text:id="ct158698352">
          <text:insertion>
            <office:change-info>
              <dc:creator>Matheus Erthal</dc:creator>
              <dc:date>2013-04-06T03:09:00</dc:date>
            </office:change-info>
          </text:insertion>
        </text:changed-region>
        <text:changed-region xml:id="ct158730408" text:id="ct158730408">
          <text:deletion>
            <office:change-info>
              <dc:creator>Matheus Erthal</dc:creator>
              <dc:date>2013-04-06T03:18:00</dc:date>
            </office:change-info>
            <text:p text:style-name="P3"><text:span text:style-name="T1"><office:annotation><dc:creator>sergio </dc:creator><dc:date>2013-04-04T14:54:45</dc:date><text:p text:style-name="P35"><text:span text:style-name="T13">Mudei aqui. É por aí? Porque as aplicações têm interação com os recursos, certo? Agora, se você quer dizer que ao interagir com os recursos, as aplicações estão interagindo com o ambiente, precisa deixar mais claro.</text:span></text:p></office:annotation></text:span></text:p>
          </text:deletion>
        </text:changed-region>
        <text:changed-region xml:id="ct158740784" text:id="ct158740784">
          <text:deletion>
            <office:change-info>
              <dc:creator>Matheus Erthal</dc:creator>
              <dc:date>2013-04-06T03:16:00</dc:date>
            </office:change-info>
            <text:p text:style-name="P3"><text:span text:style-name="T1"><office:annotation><dc:creator>sergio </dc:creator><dc:date>2013-04-04T15:01:12</dc:date><text:p text:style-name="P35"><text:span text:style-name="T13">O interpretador subscreve às VCs? Se sim, escreva isso. O leitor pode não entender assim.</text:span></text:p></office:annotation></text:span></text:p>
          </text:deletion>
        </text:changed-region>
        <text:changed-region xml:id="ct158732144" text:id="ct158732144">
          <text:deletion>
            <office:change-info>
              <dc:creator>Matheus Erthal</dc:creator>
              <dc:date>2013-04-06T02:35:00</dc:date>
            </office:change-info>
            <text:p text:style-name="P7"><office:annotation><dc:creator>sergio </dc:creator><dc:date>2013-04-04T15:55:49</dc:date><text:p text:style-name="P35"><text:span text:style-name="T13">Como assim?</text:span></text:p></office:annotation></text:p>
          </text:deletion>
        </text:changed-region>
        <text:changed-region xml:id="ct158690736" text:id="ct158690736">
          <text:insertion>
            <office:change-info>
              <dc:creator>sergio </dc:creator>
              <dc:date>2013-04-04T16:00:00</dc:date>
            </office:change-info>
          </text:insertion>
        </text:changed-region>
        <text:changed-region xml:id="ct158728848" text:id="ct158728848">
          <text:insertion>
            <office:change-info>
              <dc:creator>Matheus Erthal</dc:creator>
              <dc:date>2013-04-06T02:59:00</dc:date>
            </office:change-info>
          </text:insertion>
        </text:changed-region>
        <text:changed-region xml:id="ct158731392" text:id="ct158731392">
          <text:deletion>
            <office:change-info>
              <dc:creator>sergio </dc:creator>
              <dc:date>2013-04-04T16:08:00</dc:date>
            </office:change-info>
            <text:p text:style-name="P3"><text:span text:style-name="T1"><text:s/></text:span></text:p>
          </text:deletion>
        </text:changed-region>
        <text:changed-region xml:id="ct158729112" text:id="ct158729112">
          <text:deletion>
            <office:change-info>
              <dc:creator>Matheus Erthal</dc:creator>
              <dc:date>2013-04-06T02:32:00</dc:date>
            </office:change-info>
            <text:p text:style-name="P3"><text:span text:style-name="T1"><office:annotation><dc:creator>sergio </dc:creator><dc:date>2013-04-04T16:08:44</dc:date><text:p text:style-name="P35"><text:span text:style-name="T13">Melhor inverter para fechar com a figura.</text:span></text:p></office:annotation></text:span></text:p>
          </text:deletion>
        </text:changed-region>
        <text:changed-region xml:id="ct158700376" text:id="ct158700376">
          <text:deletion>
            <office:change-info>
              <dc:creator>Matheus Erthal</dc:creator>
              <dc:date>2013-04-06T02:32:00</dc:date>
            </office:change-info>
            <text:p text:style-name="P3"><text:span text:style-name="T1"><office:annotation><dc:creator>sergio </dc:creator><dc:date>2013-04-04T16:09:46</dc:date><text:p text:style-name="P35"><text:span text:style-name="T13">Um avaliador pode perguntar: Como você faz isso em relação ao tempo?</text:span></text:p></office:annotation></text:span></text:p>
          </text:deletion>
        </text:changed-region>
        <text:changed-region xml:id="ct158635928" text:id="ct158635928">
          <text:insertion>
            <office:change-info>
              <dc:creator>sergio </dc:creator>
              <dc:date>2013-04-04T16:12:00</dc:date>
            </office:change-info>
          </text:insertion>
        </text:changed-region>
        <text:changed-region xml:id="ct158765520" text:id="ct158765520">
          <text:insertion>
            <office:change-info>
              <dc:creator>sergio </dc:creator>
              <dc:date>2013-04-04T16:13:00</dc:date>
            </office:change-info>
          </text:insertion>
        </text:changed-region>
        <text:changed-region xml:id="ct158771888" text:id="ct158771888">
          <text:deletion>
            <office:change-info>
              <dc:creator>Matheus Erthal</dc:creator>
              <dc:date>2013-04-06T02:18:00</dc:date>
            </office:change-info>
            <text:p text:style-name="P7"><office:annotation><dc:creator>sergio </dc:creator><dc:date>2013-04-04T16:20:28</dc:date><text:p text:style-name="P35"><text:span text:style-name="T13">Final de quê?</text:span></text:p></office:annotation></text:p>
          </text:deletion>
        </text:changed-region>
        <text:changed-region xml:id="ct158689288" text:id="ct158689288">
          <text:deletion>
            <office:change-info>
              <dc:creator>Matheus Erthal</dc:creator>
              <dc:date>2013-04-06T02:18:00</dc:date>
            </office:change-info>
            <text:p text:style-name="P7"><office:annotation><dc:creator>sergio </dc:creator><dc:date>2013-04-04T16:20:38</dc:date><text:p text:style-name="P35"><text:span text:style-name="T13">Não está muito fácil de entender.</text:span></text:p></office:annotation></text:p>
          </text:deletion>
        </text:changed-region>
        <text:changed-region xml:id="ct157281928" text:id="ct157281928">
          <text:deletion>
            <office:change-info>
              <dc:creator>Matheus Erthal</dc:creator>
              <dc:date>2013-04-07T05:50:00</dc:date>
            </office:change-info>
            <text:p text:style-name="P3"><text:span text:style-name="T1"><office:annotation><dc:creator>sergio </dc:creator><dc:date>2013-04-04T16:22:42</dc:date><text:p text:style-name="P35"><text:span text:style-name="T13">Não dá pra colocar os mesmos recursos da Figura 1?</text:span></text:p></office:annotation></text:span></text:p>
          </text:deletion>
          <text:insertion>
            <office:change-info office:chg-author="sergio " office:chg-date-time="2013-04-04T16:22:00"/>
          </text:insertion>
        </text:changed-region>
        <text:changed-region xml:id="ct158741368" text:id="ct158741368">
          <text:deletion>
            <office:change-info>
              <dc:creator>sergio </dc:creator>
              <dc:date>2013-04-04T16:23:00</dc:date>
            </office:change-info>
            <text:p text:style-name="P3"><text:span text:style-name="T1">,</text:span></text:p>
          </text:deletion>
        </text:changed-region>
        <text:changed-region xml:id="ct158789560" text:id="ct158789560">
          <text:deletion>
            <office:change-info>
              <dc:creator>Matheus Erthal</dc:creator>
              <dc:date>2013-04-07T05:50:00</dc:date>
            </office:change-info>
            <text:p text:style-name="P3"><text:span text:style-name="T1"><office:annotation><dc:creator>sergio </dc:creator><dc:date>2013-04-04T19:14:25</dc:date><text:p text:style-name="P35"><text:span text:style-name="T13">Só nas fases iniciais? Por quê?</text:span></text:p></office:annotation></text:span></text:p>
          </text:deletion>
          <text:insertion>
            <office:change-info office:chg-author="sergio " office:chg-date-time="2013-04-04T19:14:00"/>
          </text:insertion>
        </text:changed-region>
        <text:changed-region xml:id="ct158732688" text:id="ct158732688">
          <text:insertion>
            <office:change-info>
              <dc:creator>sergio </dc:creator>
              <dc:date>2013-04-04T19:23:00</dc:date>
            </office:change-info>
          </text:insertion>
        </text:changed-region>
        <text:changed-region xml:id="ct158791840" text:id="ct158791840">
          <text:insertion>
            <office:change-info>
              <dc:creator>Matheus Erthal</dc:creator>
              <dc:date>2013-04-06T01:43:00</dc:date>
            </office:change-info>
          </text:insertion>
        </text:changed-region>
        <text:changed-region xml:id="ct158246616" text:id="ct158246616">
          <text:deletion>
            <office:change-info>
              <dc:creator>Matheus Erthal</dc:creator>
              <dc:date>2013-04-06T01:50:00</dc:date>
            </office:change-info>
            <text:p text:style-name="P7"><office:annotation><dc:creator>sergio </dc:creator><dc:date>2013-04-04T19:28:20</dc:date><text:p text:style-name="P35"><text:span text:style-name="T13">Rever.</text:span></text:p></office:annotation></text:p>
          </text:deletion>
        </text:changed-region>
        <text:changed-region xml:id="ct157284360" text:id="ct157284360">
          <text:insertion>
            <office:change-info>
              <dc:creator>sergio </dc:creator>
              <dc:date>2013-04-04T19:29:00</dc:date>
            </office:change-info>
          </text:insertion>
        </text:changed-region>
        <text:changed-region xml:id="ct158821152" text:id="ct158821152">
          <text:insertion>
            <office:change-info>
              <dc:creator>Matheus Erthal</dc:creator>
              <dc:date>2013-04-06T01:41:00</dc:date>
            </office:change-info>
          </text:insertion>
        </text:changed-region>
        <text:changed-region xml:id="ct158781880" text:id="ct158781880">
          <text:insertion>
            <office:change-info>
              <dc:creator>sergio </dc:creator>
              <dc:date>2013-04-04T19:57:00</dc:date>
            </office:change-info>
          </text:insertion>
        </text:changed-region>
        <text:changed-region xml:id="ct157279920" text:id="ct157279920">
          <text:insertion>
            <office:change-info>
              <dc:creator>sergio </dc:creator>
              <dc:date>2013-04-04T19:55:00</dc:date>
            </office:change-info>
          </text:insertion>
        </text:changed-region>
        <text:changed-region xml:id="ct157281784" text:id="ct157281784">
          <text:insertion>
            <office:change-info>
              <dc:creator>Matheus Erthal</dc:creator>
              <dc:date>2013-04-06T01:36:00</dc:date>
            </office:change-info>
          </text:insertion>
        </text:changed-region>
        <text:changed-region xml:id="ct158710608" text:id="ct158710608">
          <text:insertion>
            <office:change-info>
              <dc:creator>sergio </dc:creator>
              <dc:date>2013-04-04T19:53:00</dc:date>
            </office:change-info>
          </text:insertion>
        </text:changed-region>
        <text:changed-region xml:id="ct158693224" text:id="ct158693224">
          <text:deletion>
            <office:change-info>
              <dc:creator>sergio </dc:creator>
              <dc:date>2013-04-04T19:54:00</dc:date>
            </office:change-info>
            <text:p text:style-name="P7">, possibilitando a construção de regras de contexto e aplicações em alto nível</text:p>
          </text:deletion>
        </text:changed-region>
        <text:changed-region xml:id="ct158718392" text:id="ct158718392">
          <text:insertion>
            <office:change-info>
              <dc:creator>sergio </dc:creator>
              <dc:date>2013-04-04T19:54:00</dc:date>
            </office:change-info>
          </text:insertion>
        </text:changed-region>
        <text:changed-region xml:id="ct158724128" text:id="ct158724128">
          <text:insertion>
            <office:change-info>
              <dc:creator>Matheus Erthal</dc:creator>
              <dc:date>2013-04-06T01:36:00</dc:date>
            </office:change-info>
          </text:insertion>
        </text:changed-region>
        <text:changed-region xml:id="ct158732560" text:id="ct158732560">
          <text:insertion>
            <office:change-info>
              <dc:creator>sergio </dc:creator>
              <dc:date>2013-04-04T22:23:00</dc:date>
            </office:change-info>
          </text:insertion>
        </text:changed-region>
        <text:changed-region xml:id="ct158753960" text:id="ct158753960">
          <text:insertion>
            <office:change-info>
              <dc:creator>Matheus Erthal</dc:creator>
              <dc:date>2013-04-06T01: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7" svg:width="0.0398in" svg:height="0.0398in" svg:x="0in" svg:y="0in">
        <draw:image xlink:href="Pictures/1000020100000324000001D78B2B187D.png" xlink:type="simple" xlink:show="embed" xlink:actuate="onLoad">
          <text:p/>
        </draw:image>
      </draw:frame>
      <draw:frame text:anchor-type="page" text:anchor-page-number="1" draw:z-index="2" draw:style-name="gr1" draw:text-style-name="P37" svg:width="0.0398in" svg:height="0.0398in" svg:x="0in" svg:y="0in">
        <draw:image xlink:href="Pictures/100002010000036A000000D216AE442B.png" xlink:type="simple" xlink:show="embed" xlink:actuate="onLoad">
          <text:p/>
        </draw:image>
      </draw:frame>
      <draw:frame text:anchor-type="page" text:anchor-page-number="1" draw:z-index="4" draw:style-name="gr1" draw:text-style-name="P37" svg:width="0.0398in" svg:height="0.0398in" svg:x="0in" svg:y="0in">
        <draw:image xlink:href="Pictures/10000000000001C6000001126525F56C.png" xlink:type="simple" xlink:show="embed" xlink:actuate="onLoad">
          <text:p/>
        </draw:image>
      </draw:frame>
      <draw:frame text:anchor-type="page" text:anchor-page-number="1" draw:z-index="6" draw:style-name="gr1" draw:text-style-name="P37" svg:width="0.0398in" svg:height="0.0398in" svg:x="0in" svg:y="0in">
        <draw:image xlink:href="Pictures/100002010000067C0000024495692A6A.png" xlink:type="simple" xlink:show="embed" xlink:actuate="onLoad">
          <text:p/>
        </draw:image>
      </draw:frame>
      <text:p text:style-name="P29"/>
      <text:p text:style-name="P20">Interpretação de Contexto em Ambientes Inteligentes</text:p>
      <text:p text:style-name="P9">Matheus Erthal1, David Barreto1, Douglas Mareli1, Orlando Loques1</text:p>
      <text:p text:style-name="P8"/>
      <text:p text:style-name="P8"/>
      <text:p text:style-name="P8"/>
      <text:p text:style-name="P14">Abstract</text:p>
      <text:p text:style-name="P16"><text:span text:style-name="T1">[Sorry. Ignored </text:span><text:span text:style-name="T11">\begin{resumo} ... \end{resumo}</text:span><text:span text:style-name="T1">]</text:span></text:p>
      <text:h text:style-name="P1" text:outline-level="2">1 <text:s/><text:change text:change-id="ct158556872"/>Introdução</text:h>
      <text:p text:style-name="P2"><text:span text:style-name="T1">Os recentes avanços no desenvolvimento da computação móvel</text:span><text:change text:change-id="ct158574784"/><text:span text:style-name="T1"> em termos de custo, de miniaturização, de consumo de </text:span><text:change text:change-id="ct158579968"/><text:span text:style-name="T1">energia e outros, têm indicado um cenário favorável ao crescimento da aplicação da computação ubíqua. Este termo foi criado por Weiser na década de 1990 [</text:span><text:span text:style-name="T1"><text:bookmark-ref text:reference-format="text" text:ref-name="IB_weiser1991computer">Error: Reference source not found</text:bookmark-ref></text:span><text:span text:style-name="T1">] para descrever os sistemas que permeiam o ambiente, identificando as necessidades dos usuários e oferecendo serviços. A partir dessas ideias surgiu o conceito de ambientes inteligentes (AmbI), onde uma variedade de dispositivos está disponível e conectada em rede, tanto fornecendo informações relevantes sobre o ambiente para aplicações e usuários, como atuando neste ambiente (e.g., </text:span><text:span text:style-name="T2">smart homes</text:span><text:span text:style-name="T1">).</text:span></text:p>
      <text:p text:style-name="P3"><text:span text:style-name="T1">Estudos, como [</text:span><text:span text:style-name="T1"><text:bookmark-ref text:reference-format="text" text:ref-name="IB_brush2011home">Error: Reference source not found</text:bookmark-ref></text:span><text:span text:style-name="T1">], ajudam a explicar a diferença entre as visões de longa data da computação ubíqua e a realidade apresentada </text:span><text:change text:change-id="ct158582888"/><text:change-start text:change-id="ct158583616"/><text:span text:style-name="T1"><text:s/></text:span><text:change-end text:change-id="ct158583616"/><text:span text:style-name="T1">aos usuários. Uma das barreiras é a baixa capacidade de gerenciamento</text:span><text:change text:change-id="ct158576848"/><text:span text:style-name="T1">, que traz desafios relacionados à personalização, confiabilidade, e complexidade das interfaces de usuário. Do ponto de vista dos desenvolvedores, a heterogeneidade dos dispositivos envolvidos dificulta a criação de aplicações ubíquas no que concerne à comunicação. Além disso, a quantidade e a variedade de informações de contexto e serviços trazem um desafio à interatividade das aplicações</text:span><text:change-start text:change-id="ct158587672"/><text:span text:style-name="T1"> </text:span><text:change-end text:change-id="ct158587672"/><text:span text:style-name="T1">[</text:span><text:span text:style-name="T1"><text:bookmark-ref text:reference-format="text" text:ref-name="IB_araujo2003">Error: Reference source not found</text:bookmark-ref></text:span><text:span text:style-name="T1">].</text:span></text:p>
      <text:p text:style-name="P3"><text:span text:style-name="T1">Este trabalho tem como foco a interpretação de contexto, complementando o </text:span><text:span text:style-name="T2">framework</text:span><text:change-start text:change-id="ct158517128"/><text:span text:style-name="T2"> </text:span><text:span text:style-name="T3">de...</text:span><text:span text:style-name="T2"><office:annotation><dc:creator>sergio </dc:creator><dc:date>2013-04-04T11:12:23</dc:date><text:p text:style-name="P35"><text:span text:style-name="T13">Framework pra fazer o quê? você</text:span></text:p></office:annotation></text:span><text:change-end text:change-id="ct158517128"/><text:change-start text:change-id="ct158581672"/><text:span text:style-name="T2"><office:annotation><dc:creator>Matheus Erthal</dc:creator><dc:date>2013-04-06T16:31:03</dc:date><text:p text:style-name="P35"><text:span text:style-name="T14">Reply to sergio <text:s/>(04/04/2013, 11:12): "..."</text:span></text:p><text:p><text:span text:style-name="T15">A parte de interpretação de contexto faz parte do framework, só que focando nesta parte de regras. Por isso tb não posso dizer que o framework é de outra pessoa, pq é meu tb! Entendeu? Por isso eu digo que meu trabalho ”complementa” o outro...</text:span></text:p></office:annotation></text:span><text:change-end text:change-id="ct158581672"/><text:span text:style-name="T1"> proposto em [</text:span><text:span text:style-name="T1"><text:bookmark-ref text:reference-format="text" text:ref-name="IB_mareli2013">Error: Reference source not found</text:bookmark-ref></text:span><text:span text:style-name="T1">], . A solução aqui proposta engloba a representação da informação contextual, a distribuição desta informação no AmbI, e a interpretação do contexto baseada em regras. Adicionalmente é proposta uma interface para a criação das regras de contexto integrada à Interface de Prototipagem e Gerenciamento de Aplicações Pervasivas (IPGAP) [</text:span><text:span text:style-name="T1"><text:bookmark-ref text:reference-format="text" text:ref-name="IB_barreto2013ipgap">Error: Reference source not found</text:bookmark-ref></text:span><text:span text:style-name="T1">], voltada à visualização e ao teste de aplicações ubíquas, mesclando componentes reais e virtuais.</text:span></text:p>
      <text:p text:style-name="P3"><text:span text:style-name="T1">Os conceitos apresentados neste trabalho foram concretizados sobre uma plataforma denominada </text:span><text:span text:style-name="T2">SmartAndroid</text:span><text:note text:id="ftn1" text:note-class="footnote"><text:note-citation>1</text:note-citation><text:note-body><text:p text:style-name="P10">www.tempo.uff.br/smartandroid</text:p></text:note-body></text:note><text:span text:style-name="T1">, cujo desenvolvimento</text:span><text:change text:change-id="ct158574880"/><text:span text:style-name="T1"> tem viabilizado a construção de casos de uso que evidenciam a efetividade da abordagem para prover sensibilidade ao contexto a novas aplicações.</text:span><text:change-start text:change-id="ct158581312"/><text:span text:style-name="T1"><text:tab/></text:span><text:change-end text:change-id="ct158581312"/></text:p>
      <text:p text:style-name="P3"><text:span text:style-name="T1">O artigo está assim organizado: a Seção </text:span><text:span text:style-name="T1"><text:bookmark-ref text:reference-format="text" text:ref-name="Msec_concept">Error: Reference source not found</text:bookmark-ref></text:span><text:span text:style-name="T1"> apresenta os conceitos de suporte que orientam o desenvolvimento deste trabalho, incluindo a apresentação do </text:span><text:span text:style-name="T2">framework</text:span><text:change text:change-id="ct158591296"/><text:span text:style-name="T1"> que este trabalho complementa; a Seção </text:span><text:span text:style-name="T1"><text:bookmark-ref text:reference-format="text" text:ref-name="Msec_proposta">Error: Reference source not found</text:bookmark-ref></text:span><text:span text:style-name="T1"> apresenta uma nov</text:span><text:change text:change-id="ct158626488"/><text:span text:style-name="T1">a abordagem para a </text:span><text:soft-page-break/><text:span text:style-name="T1">representação, distribuição e interpretação de informações de contexto; na Seção </text:span><text:span text:style-name="T1"><text:bookmark-ref text:reference-format="text" text:ref-name="Msec_implement">Error: Reference source not found</text:bookmark-ref></text:span><text:span text:style-name="T1"> é apresentado o </text:span><text:change-start text:change-id="ct158582592"/><text:span text:style-name="T1"><office:annotation><dc:creator>sergio </dc:creator><dc:date>2013-04-04T11:24:32</dc:date><text:p text:style-name="P35"><text:span text:style-name="T13">O SmartAndroid aqui é apenas o suporte pra implementar a sua proposta? Se sim, precisa ficar mais enfatizado, por isso mudei um pouco.</text:span></text:p></office:annotation></text:span><text:change-end text:change-id="ct158582592"/><text:change-start text:change-id="ct158629672"/><text:span text:style-name="T1"><office:annotation><dc:creator>Matheus Erthal</dc:creator><dc:date>2013-04-06T16:33:54</dc:date><text:p text:style-name="P35"><text:span text:style-name="T14">Reply to sergio <text:s/>(04/04/2013, 11:24): "..."</text:span></text:p><text:p><text:span text:style-name="T15">Na verdade não. A minha proposta está inclusa no SmartAndroid, que é a parte de interpretação. E nos exemplos lá em baixo eu cito um exemplo de uso do SmartAndroid focando na minha parte</text:span></text:p></office:annotation></text:span><text:change-end text:change-id="ct158629672"/><text:change-start text:change-id="ct158638384"/><text:span text:style-name="T7">SmartAndroid</text:span><text:change-end text:change-id="ct158638384"/><text:change-start text:change-id="ct158649320"/><text:span text:style-name="T7"> </text:span><text:span text:style-name="T3">e a</text:span><text:change-end text:change-id="ct158649320"/><text:change text:change-id="ct158654600"/><text:change-start text:change-id="ct158654848"/><text:span text:style-name="T1"> </text:span><text:change-end text:change-id="ct158654848"/><text:change text:change-id="ct158654944"/><text:span text:style-name="T1">implementação dos conceitos propostos; a Seção </text:span><text:span text:style-name="T1"><text:bookmark-ref text:reference-format="text" text:ref-name="Msec_trab_rel">Error: Reference source not found</text:bookmark-ref></text:span><text:span text:style-name="T1"> apresenta uma comparação</text:span><text:change text:change-id="ct158644344"/><text:span text:style-name="T1"> com trabalhos relacionados; e a Seção </text:span><text:span text:style-name="T1"><text:bookmark-ref text:reference-format="text" text:ref-name="Msec_conclusao">Error: Reference source not found</text:bookmark-ref></text:span><text:span text:style-name="T1"> apresenta as conclusões e trabalhos futuros. </text:span></text:p>
      <text:h text:style-name="P4" text:outline-level="2"><text:bookmark-start text:name="BMsec_concept"/><text:span text:style-name="T4">2</text:span><text:bookmark-end text:name="BMsec_concept"/><text:span text:style-name="T4"> <text:s/>Conceitos de Suporte</text:span><text:change text:change-id="ct158087088"/></text:h>
      <text:p text:style-name="P2"><text:span text:style-name="T1">Este trabalho complementa o </text:span><text:span text:style-name="T2">framework</text:span><text:span text:style-name="T1"> proposto em [</text:span><text:span text:style-name="T1"><text:bookmark-ref text:reference-format="text" text:ref-name="IB_mareli2013">Error: Reference source not found</text:bookmark-ref></text:span><text:span text:style-name="T1">], que provê facilidades e padrões de programação tipicamente requeridos em aplicações sensíveis ao contexto focadas em AmbI.</text:span><text:change text:change-id="ct158594176"/><text:span text:style-name="T1"> Dentre as facilidades está a capacidade de abstrair detalhes das partes da aplicação que envolvem a comunicação, a aquisição de contexto e a localização de recursos. Como uma forma de abstração dos recursos são utilizados componentes denominados Agentes de Recursos (AR). A Subseção 2.1 aborda conceitos relacionados à sensibilidade ao contexto e as Subseções 2.2 e 2.3 detalham os ARs e a infraestrutura de comunicação e gerenciamento, incluindo <text:s/>o registro dos mesmos, a consulta, a localização e o gerenciamento do ciclo de vida. </text:span></text:p>
      <text:h text:style-name="P5" text:outline-level="3"><text:bookmark-start text:name="BMsubsec_context"/><text:span text:style-name="T4">2.1</text:span><text:bookmark-end text:name="BMsubsec_context"/><text:span text:style-name="T4"> <text:s/>Sensibilidade ao Contexto</text:span><text:change text:change-id="ct158589512"/></text:h>
      <text:p text:style-name="P2"><text:span text:style-name="T1">O contexto exerce um papel de fundamental importância na Computação Ubíqua. Sintetizando propostas anteriores, Dey e Abowd [</text:span><text:span text:style-name="T1"><text:bookmark-ref text:reference-format="text" text:ref-name="IB_Dey2001">Error: Reference source not found</text:bookmark-ref></text:span><text:span text:style-name="T1">] definiram que contexto é qualquer informação relevante usada para caracterizar a situação de entidades, especificamente</text:span><text:change text:change-id="ct158583768"/><text:span text:style-name="T1"> pessoas, lugares e coisas. No AmbI, “Lugares” são os cômodos, os andares de uma edificação, ou espaços em geral que possibilitam a localização de outras entidades; “Pessoas”</text:span><text:change text:change-id="ct157308680"/><text:span text:style-name="T1"> são indivíduos que povoam o ambiente e interagem com o mesmo; e “Coisas” são representações virtuais de objetos físicos ou componentes de software.</text:span></text:p>
      <text:p text:style-name="P7">A sensibilidade ao contexto está em se determinar o que o usuário está tentando realizar a partir da aquisição de contexto. Por exemplo, se uma pessoa sai de casa e deixa a torneira aberta, provavelmente a tenha esquecido nesse estado. Por exemplo, se um idoso, que mora sozinho, liga o fogão e vai dormir, provavelmente o esqueceu ligado. Neste caso, um sistema sensível ao contexto faz o que qualquer pessoa faria se detectasse esta situação (i.e., acordaria e/ou desligaria o fogão). A aquisição do contexto de forma automatizada contribui para a construção de aplicações para AmbI que, de outra maneira, seriam inviáveis, por exigir a entrada de dados ou comandos diretamente por parte dos usuários. Este trabalho oferece um suporte para a declaração e consulta das informações de contexto, assim como para a interpretação destas informações, possibilitando a construção de regras de contexto para atuar no AmbI.</text:p>
      <text:h text:style-name="P5" text:outline-level="3"><text:bookmark-start text:name="BMsubsubsec_ar"/><text:span text:style-name="T4">2.2</text:span><text:bookmark-end text:name="BMsubsubsec_ar"/><text:span text:style-name="T4"> <text:s/>Agentes de Recurso</text:span></text:h>
      <text:p text:style-name="P2"><text:span text:style-name="T1">Sensores, atuadores, dispositivos e eletrodomésticos inteligentes, além de módulos de </text:span><text:span text:style-name="T2">softwa</text:span><text:change text:change-id="ct158655040"/><text:span text:style-name="T2">re</text:span><text:span text:style-name="T1"> que forneçam algum serviço para o ambiente, são definidos como </text:span><text:span text:style-name="T2">recursos</text:span><text:span text:style-name="T1">. Estes são encapsu</text:span><text:change text:change-id="ct158629392"/><text:span text:style-name="T1">lados em entida</text:span><text:change text:change-id="ct158644456"/><text:span text:style-name="T1">des chamadas Agentes de Recurso (AR), que podem ser compreendidos como elementos que expõem informações dos recursos juntamente </text:span><text:soft-page-break/><text:span text:style-name="T1">com sua interface, de forma que outras entidades possam acessá-las de maneira uniforme diminuindo a complexidade de integração. Por exemplo, os detalhes da coleta de dados de um sensor de temperatura seriam conhecidos apenas pelo seu AR, que se encarrega de fornecer uma interface simples para outros componentes do sistema.</text:span></text:p>
      <text:p text:style-name="P3"><text:span text:style-name="T1">Proposto inicialmente em [</text:span><text:span text:style-name="T1"><text:bookmark-ref text:reference-format="text" text:ref-name="IB_cardoso2006">Error: Reference source not found</text:bookmark-ref></text:span><text:span text:style-name="T1">] como uma entidade de coleta de informações de contexto, a estrutura do AR permite resolver o desafio da </text:span><text:span text:style-name="T2">heterogeneidade de dispositivos</text:span><text:span text:style-name="T1"> abordado em [</text:span><text:span text:style-name="T1"><text:bookmark-ref text:reference-format="text" text:ref-name="IB_mareli2013">Error: Reference source not found</text:bookmark-ref></text:span><text:span text:style-name="T1">]. A estrutura geral do AR</text:span><text:change text:change-id="ct158660056"/><text:span text:style-name="T1"> possui, dentre outros atributos, uma hierarquia de tipos que é composta por uma sequência de classes, tendo sido inspirada na ontologia descrita em [</text:span><text:span text:style-name="T1"><text:bookmark-ref text:reference-format="text" text:ref-name="IB_ranganathan2005olympus">Error: Reference source not found</text:bookmark-ref></text:span><text:span text:style-name="T1">] para classificar entidade</text:span><text:change text:change-id="ct158626584"/><text:span text:style-name="T1">s </text:span><text:change text:change-id="ct158628024"/><text:span text:style-name="T1">. A hierarquia possibilita a consulta e instanciação de ARs a partir de propriedades associadas a uma classe específica. </text:span></text:p>
      <text:p text:style-name="P3"><text:span text:style-name="T1">A Figura </text:span><text:span text:style-name="T1"><text:bookmark-ref text:reference-format="text" text:ref-name="Mfig_arquitetura">Error: Reference source not found</text:bookmark-ref></text:span><text:span text:style-name="T1"> representa uma arquitetura em camadas para o </text:span><text:span text:style-name="T2">fram</text:span><text:change text:change-id="ct158594968"/><text:span text:style-name="T2">ework </text:span><text:span text:style-name="T3">(veja Subseção 2.3)</text:span><text:span text:style-name="T1">. Na camada “Recursos” encontram-se os dispositivos, ou módulos de software, que efetivamente interagem com os usuários (</text:span><text:span text:style-name="T7">e.g.</text:span><text:span text:style-name="T1">, cama, fogão, TV). Na camada do “Middleware” encontram-se os ARs (</text:span><text:span text:style-name="T7">e.g.</text:span><text:span text:style-name="T1">, Agente da Cama, Agente do Fogao, Agente da TV), que representam os recursos e expõem suas interfaces de maneira uniforme para as aplicações ou outros ARs. Encontra-se também na camada intermediária o Suporte ao Gerenciamento de Recursos (Seção </text:span><text:span text:style-name="T1"><text:bookmark-ref text:reference-format="text" text:ref-name="Msubsubsec_sgar">Error: Reference source not found</text:bookmark-ref></text:span><text:span text:style-name="T1">), e os ARs interpretadores e atuadores (Seção </text:span><text:span text:style-name="T1"><text:bookmark-ref text:reference-format="text" text:ref-name="Msubsec_ic">Error: Reference source not found</text:bookmark-ref></text:span><text:span text:style-name="T1">), definidos no nível da aplicação, mas com o suporte da camada intermediária. Na camada “Aplicações” encontram-se aplicações desenvolvidas por terceiros (Seção </text:span><text:span text:style-name="T1"><text:bookmark-ref text:reference-format="text" text:ref-name="Msec_implement">Error: Reference source not found</text:bookmark-ref></text:span><text:span text:style-name="T1">) que usufruem de maneira segura das abstrações providas pela camada intermediária.</text:span></text:p>
      <text:p text:style-name="P21"><text:s/></text:p>
      <text:p text:style-name="P6"><draw:frame draw:style-name="fr1" draw:name="graphics1" text:anchor-type="as-char" svg:width="3.2654in" svg:height="1.9134in" draw:z-index="1"><draw:image xlink:href="Pictures/1000020100000324000001D78B2B187D.png" xlink:type="simple" xlink:show="embed" xlink:actuate="onLoad"/></draw:frame><text:span text:style-name="T1"> </text:span></text:p>
      <text:p text:style-name="P6"><text:span text:style-name="T1">Figure </text:span><text:bookmark-start text:name="BMfig_arquitetura"/><text:span text:style-name="T1">1</text:span><text:bookmark-end text:name="BMfig_arquitetura"/><text:span text:style-name="T1">: Arquitetura do </text:span><text:span text:style-name="T2">Framework</text:span><text:change text:change-id="ct158682016"/><text:toc-mark text:string-value=" " text:outline-level="1"/></text:p>
      <text:h text:style-name="P5" text:outline-level="3"><text:bookmark-start text:name="BMsubsec_infra"/><text:span text:style-name="T4">2.3</text:span><text:bookmark-end text:name="BMsubsec_infra"/><text:span text:style-name="T4"> <text:s/>Infraestrutura de Comunicação e Gerenciamento</text:span></text:h>
      <text:p text:style-name="P2"><text:span text:style-name="T1">O objetivo do </text:span><text:span text:style-name="T2">framework</text:span><text:change-start text:change-id="ct158677272"/><text:span text:style-name="T2"><office:annotation><dc:creator>sergio </dc:creator><dc:date>2013-04-04T11:49:17</dc:date><text:p text:style-name="P35"><text:span text:style-name="T13">Framework ou infraestrutura...? sei que são a mesma coisa, mas isso faz com o leitor seja obrigado a associar uma coisa com a outra. Não podemos dar trabalho pra ele entender :-)</text:span></text:p></office:annotation></text:span><text:change-end text:change-id="ct158677272"/><text:span text:style-name="T1"> é fornecer suporte à programação, teste e execução de aplicações, permitindo lidar de forma consistente com sistemas de grande complexidade. O AR é a unidade básica de modularização do sistema, sendo </text:span><text:soft-page-break/><text:span text:style-name="T1">gerenciado</text:span><text:change text:change-id="ct158694024"/><text:span text:style-name="T1"> pelo Suporte ao Gerenciamento de Agentes de Recursos (SGAR) (veja Figura 1) e beneficiados pelos mecanismos de comunicação apresentados na Seção </text:span><text:span text:style-name="T1"><text:bookmark-ref text:reference-format="text" text:ref-name="Msubsubsec_comm">Error: Reference source not found</text:bookmark-ref></text:span><text:span text:style-name="T1">. </text:span></text:p>
      <text:h text:style-name="P31" text:outline-level="4"><text:bookmark-start text:name="BMsubsubsec_comm"/><text:span text:style-name="T10">2.3.1</text:span><text:bookmark-end text:name="BMsubsubsec_comm"/><text:span text:style-name="T10"> <text:s/>Comunicação</text:span></text:h>
      <text:p text:style-name="P2"><text:span text:style-name="T1">De modo a atender requisitos t</text:span><text:change text:change-id="ct158694848"/><text:span text:style-name="T1">ópicos de ambientes distribuídos</text:span><text:change-start text:change-id="ct158695392"/><text:span text:style-name="T1"><office:annotation><dc:creator>sergio </dc:creator><dc:date>2013-04-04T11:53:09</dc:date><text:p text:style-name="P35"><text:span text:style-name="T13">Quais? Se não der pra escrever quais, coloque pelo menos um referência que tenha esses requisitos.</text:span></text:p></office:annotation></text:span><text:change-end text:change-id="ct158695392"/><text:span text:style-name="T1">, o </text:span><text:span text:style-name="T2">framework</text:span><text:span text:style-name="T1"> dispõe de dois mecanismos de comunicação: a invocação remota de procedimentos (</text:span><text:span text:style-name="T2">Remote Procedure Call</text:span><text:span text:style-name="T1"> – RPC), para possibilitar a comunicação síncrona, e a comunicação por eventos seguindo o paradigma </text:span><text:span text:style-name="T2">publish-subscribe</text:span><text:span text:style-name="T1"> [</text:span><text:span text:style-name="T1"><text:bookmark-ref text:reference-format="text" text:ref-name="IB_eugster2003many">Error: Reference source not found</text:bookmark-ref></text:span><text:span text:style-name="T1">], para possibilitar a comunicação assíncrona. Como suporte, a comunicação no </text:span><text:span text:style-name="T2">framework</text:span><text:span text:style-name="T1"> requisita uma infraestrutura básica de rede. Por conveniência, foi adotado Wi-Fi, que garante o mínimo de segurança contra acesso de agentes externos à rede do ambiente e agrega benefícios de mecanismos de criptografia, como o</text:span><text:change text:change-id="ct158700264"/><text:span text:style-name="T1"> WPA.</text:span></text:p>
      <text:h text:style-name="P31" text:outline-level="4"><text:bookmark-start text:name="BMsubsubsec_sgar"/><text:span text:style-name="T10">2.3.2</text:span><text:bookmark-end text:name="BMsubsubsec_sgar"/><text:span text:style-name="T10"> <text:s/>Suporte ao Gerenciamento de Recursos</text:span></text:h>
      <text:p text:style-name="P2"><text:span text:style-name="T1">O SGAR é o serviço responsável por gerenciar o conjunto de ARs no AmbI. O controle de registro e descoberta de ARs segue a ideia geral sobre serviços que manipulam recursos apresentada</text:span><text:change-start text:change-id="ct158596752"/><text:span text:style-name="T1"><office:annotation><dc:creator>sergio </dc:creator><dc:date>2013-04-04T14:30:56</dc:date><text:p text:style-name="P35"><text:span text:style-name="T13">Que ideia geral? Você vai precisar descrever, mesmo que seja rapidamente, essa ideia geral.</text:span></text:p></office:annotation></text:span><text:change-end text:change-id="ct158596752"/><text:span text:style-name="T1"> em [</text:span><text:span text:style-name="T1"><text:bookmark-ref text:reference-format="text" text:ref-name="IB_cardoso2006">Error: Reference source not found</text:bookmark-ref></text:span><text:span text:style-name="T1">]. </text:span></text:p>
      <text:p text:style-name="P3"><text:span text:style-name="T1">A Figura </text:span><text:span text:style-name="T1"><text:bookmark-ref text:reference-format="text" text:ref-name="Mfig_arquitetura">Error: Reference source not found</text:bookmark-ref></text:span><text:span text:style-name="T1"> apresenta o SGAR localizado na camada intermediária e, internamente, apresenta o Banco de Dados (BD), que corresponde ao Repositório de Recursos. Três componentes, ou serviços básicos, compõem o SGAR: o Serviço de Registro de Recurso (SRR), o Serviço de Descoberta de Recursos (SDR) e o Serviço de Localização de Recursos (SLR). O SRR é utilizado para registrar ou remover ARs do ambiente, o SDR localiza recursos para permitir o acesso remoto e o SLR os localizam através de posições físicas e indica os recursos mais próximos [</text:span><text:span text:style-name="T1"><text:bookmark-ref text:reference-format="text" text:ref-name="IB_mareli2013">Error: Reference source not found</text:bookmark-ref></text:span><text:span text:style-name="T1">]. </text:span></text:p>
      <text:h text:style-name="P4" text:outline-level="2"><text:bookmark-start text:name="BMsec_proposta"/><text:span text:style-name="T4">3</text:span><text:bookmark-end text:name="BMsec_proposta"/><text:span text:style-name="T4"> <text:s/>Proposta</text:span></text:h>
      <text:p text:style-name="P2"><text:span text:style-name="T1">A proposta deste trabalho é oferecer uma solução para a representação da informação de contexto e para a sua distribuição por meio do modelo de contexto apresentado na Seção </text:span><text:span text:style-name="T1"><text:bookmark-ref text:reference-format="text" text:ref-name="Msubsec_cv">Error: Reference source not found</text:bookmark-ref></text:span><text:span text:style-name="T1">. Este modelo é a base para a interpretação de contexto, apresentada na Seção </text:span><text:span text:style-name="T1"><text:bookmark-ref text:reference-format="text" text:ref-name="Msubsec_ic">Error: Reference source not found</text:bookmark-ref></text:span><text:span text:style-name="T1">.</text:span></text:p>
      <text:h text:style-name="P5" text:outline-level="3"><text:bookmark-start text:name="BMsubsec_cv"/><text:span text:style-name="T4">3.1</text:span><text:bookmark-end text:name="BMsubsec_cv"/><text:span text:style-name="T4"> <text:s/>Variáveis de Contexto e </text:span><text:change text:change-id="ct158718752"/><text:span text:style-name="T4">Operações</text:span></text:h>
      <text:p text:style-name="P2"><text:span text:style-name="T1">Um AR possui como interfaces as Variáveis de Contexto (VC) e as Operações (OP)</text:span><text:change text:change-id="ct158699152"/><text:span text:style-name="T1">. As VCs <text:s/>expõem as informações de contexto de cada AR. Por exemplo, um agente para uma S</text:span><text:span text:style-name="T2">mart TV</text:span><text:span text:style-name="T1"> pode prover VCs definindo, por exemplo qual a programação que está sendo exibida, qual a programação agendada, se a TV está ligada, se a TV está gravando alguma programação, etc. Em outros termos, são definidas informações que dizem respeito ao estado da TV e que possam ser efetivamente coletadas.</text:span></text:p>
      <text:p text:style-name="P7">Uma Operação (OP), por sua vez, tem o papel de expor uma funcionalidade (ou serviço) do AR, possibilitando às aplicações interagirem ativamente no ambiente. Por exemplo, uma TV integrada ao sistema pode oferecer OPs para desligá-la, mudar o canal, gravar alguma programação, mostrar mensagens na tela, gerar um alerta, pausar a programação, etc. <text:change-start text:change-id="ct158706464"/></text:p>
      <text:p text:style-name="P3"><text:change-end text:change-id="ct158706464"/><text:soft-page-break/><text:span text:style-name="T1">Tanto VCs como OPs definem </text:span><text:change-start text:change-id="ct158716656"/><text:span text:style-name="T1">as </text:span><text:change-end text:change-id="ct158716656"/><text:span text:style-name="T1">interfaces</text:span><text:change text:change-id="ct158698152"/><text:change-start text:change-id="ct158697568"/><text:span text:style-name="T1"> </text:span><text:change-end text:change-id="ct158697568"/><text:span text:style-name="T1">do AR</text:span><text:change-start text:change-id="ct158693128"/><text:span text:style-name="T1">, denominadas portas</text:span><text:span text:style-name="T1"><office:annotation><dc:creator>sergio </dc:creator><dc:date>2013-04-04T14:56:38</dc:date><text:p text:style-name="P35"><text:span text:style-name="T16">Portas é o nome que se dá para interfaces, no contexto do AR?</text:span></text:p></office:annotation></text:span><text:change-end text:change-id="ct158693128"/><text:change-start text:change-id="ct158698352"/><text:span text:style-name="T1"><office:annotation><dc:creator>Matheus Erthal</dc:creator><dc:date>2013-04-06T03:09:55</dc:date><text:p text:style-name="P35"><text:span text:style-name="T14">Reply to sergio <text:s/>(04/04/2013, 14:56): "..."</text:span></text:p><text:p><text:span text:style-name="T15">Eu só estava sendo redundante. As portas são as interfaces do AR. Se nós tratássemos o AR como um componente de software, seria bem razoável chamarmos as interfaces de portas... é por aí. Mas eu posso tirar isso.</text:span></text:p></office:annotation></text:span><text:change-end text:change-id="ct158698352"/><text:span text:style-name="T1">. Diferentes aplicações instaladas no mesmo ambiente podem usar estas interfaces para interagir com os recursos </text:span><text:change text:change-id="ct158730408"/><text:span text:style-name="T1">do ambiente. A Figura </text:span><text:span text:style-name="T1"><text:bookmark-ref text:reference-format="text" text:ref-name="Mfig_inpt_cute">Error: Reference source not found</text:bookmark-ref></text:span><text:span text:style-name="T1"> representa a subs</text:span><text:change text:change-id="ct158740784"/><text:span text:style-name="T1">crição às VCs “Em uso” do AR da cama e “Ligado” do AR do fogão. Na mesma figura pode-se observar a atuação no ambiente ao se utilizar as OPs “Mostrar mensagem” da TV e “Disparar” do despertador. O Interpretador e o Atuador são descritos na Seção </text:span><text:span text:style-name="T1"><text:bookmark-ref text:reference-format="text" text:ref-name="Msubsec_ic">Error: Reference source not found</text:bookmark-ref></text:span><text:span text:style-name="T1">.</text:span></text:p>
      <text:p text:style-name="P21"><text:s/></text:p>
      <text:p text:style-name="P6"><draw:frame draw:style-name="fr1" draw:name="1" text:anchor-type="as-char" svg:width="4.8244in" svg:height="1.1583in" draw:z-index="3"><draw:image xlink:href="Pictures/100002010000036A000000D216AE442B.png" xlink:type="simple" xlink:show="embed" xlink:actuate="onLoad"/></draw:frame><text:span text:style-name="T1"> </text:span></text:p>
      <text:p text:style-name="P6"><text:span text:style-name="T1">Figure </text:span><text:bookmark-start text:name="BMfig_inpt_cute"/><text:span text:style-name="T1">2</text:span><text:bookmark-end text:name="BMfig_inpt_cute"/><text:span text:style-name="T1">: Interpretação de Contexto</text:span><text:toc-mark text:string-value=" " text:outline-level="1"/></text:p>
      <text:h text:style-name="P5" text:outline-level="3"><text:bookmark-start text:name="BMsubsec_ic"/><text:span text:style-name="T4">3.2</text:span><text:bookmark-end text:name="BMsubsec_ic"/><text:span text:style-name="T4"> <text:s/>Interpretação de Contexto</text:span></text:h>
      <text:p text:style-name="P2"><text:span text:style-name="T1">A interpretação de contexto tem a função de agregar informações de contexto provenientes de diferentes fontes, considerando também a passagem de tempo, e avaliá-las segundo alguma lógica específica. O suporte à interpretação de contexto pelo </text:span><text:span text:style-name="T2">framework</text:span><text:span text:style-name="T1"> possibilita uma separação de interesses, onde os desenvolvedores abstraem a implementação de regras de contexto e focam na lógica da aplicação.</text:span></text:p>
      <text:p text:style-name="P7">Em nossa proposta, <text:change text:change-id="ct158732144"/>entidades denominadas Interpretadores de Contexto (IC) avaliam as informações e notificam os agentes atuadores interessados. Atuadores são quaisquer ARs que se subscrevem em ICs para desempenhar ações dada a ocorrência do evento capturado pelo IC. As ações podem ser tanto no nível de software (e.g., guardar no histórico, enviar para um servidor remoto) quanto no nível do ambiente (e.g., mostrar uma mensagem na televisão, disparar o despertador, mudar a temperatura do ar-condicionado). </text:p>
      <text:p text:style-name="P3"><text:span text:style-name="T1">As ligações entre ICs e Atuadores podem ser feitas e desfeitas dinamicamente, uma vez que são baseadas no mecanismo de subscrição de ARs. Um usuário que esteja personalizando o sistema</text:span><text:change-start text:change-id="ct158690736"/><text:span text:style-name="T1"> </text:span><text:change-end text:change-id="ct158690736"/><text:span text:style-name="T1">tem a possibilidade, ao criar novas regras de contexto, <text:s/>de ligar ao IC não só um atuador que esteja criando, mas outros que já existem. Um exemplo de uso é apresentado na Seção </text:span><text:span text:style-name="T1"><text:bookmark-ref text:reference-format="text" text:ref-name="Msec_implement">Error: Reference source not found</text:bookmark-ref></text:span><text:span text:style-name="T1">. A interpretação de contexto possibilita que diversas informações de contexto relacionadas por meio de uma expressão lógica, sejam manipuladas em uma entidade em separado, provendo a separação de interesses. O interessado poderá referenciar apenas uma entidade, em vez de várias, a fim de obter a informação interpretada. O termo “regra de contexto”, neste artigo</text:span><text:span text:style-name="T1"><office:annotation><dc:creator>sergio </dc:creator><dc:date>2013-04-04T16:06:52</dc:date><text:p text:style-name="P35"><text:span text:style-name="T13">Eu mudei aqui, mas estou achando confuso o final desse parágrafo.</text:span></text:p></office:annotation></text:span><text:change-start text:change-id="ct158728848"/><text:span text:style-name="T1"><office:annotation><dc:creator>Matheus Erthal</dc:creator><dc:date>2013-04-06T02:59:50</dc:date><text:p text:style-name="P35"><text:span text:style-name="T14">Reply to sergio <text:s/>(04/04/2013, 16:06): "..."</text:span></text:p><text:p><text:span text:style-name="T15">A ideia era esclarecer... Pq é comum eu usar tanto interpretação de contexto como regras de contexto. Achei que talvez isso fosse causar uma confusão...</text:span></text:p></office:annotation></text:span><text:change-end text:change-id="ct158728848"/><text:span text:style-name="T1">, se refere ao relacionamento IC-Atuador(es), que implementa propriamente uma regra para o AmbI.</text:span></text:p>
      <text:p text:style-name="P3"><text:span text:style-name="T1">Considere a seguinte regra simples: se uma pessoa (que mora sozinha) ligou o fogão, se deitou na cama, e passaram-se 15 minutos, então dispare o alarme do despertador e mostre na TV a mensagem “O fogão foi esquecido ligado!</text:span><text:change text:change-id="ct158731392"/><text:span text:style-name="T1">”. Este exemplo poderia ser implementando no sistema como representado na Figura </text:span><text:span text:style-name="T1"><text:bookmark-ref text:reference-format="text" text:ref-name="Mfig_inpt_cute">Error: Reference source not found</text:bookmark-ref></text:span><text:span text:style-name="T1">. O IC recebe notificações da TV e do fogão com valores </text:span><text:soft-page-break/><text:span text:style-name="T1">atualizados das VCs “ligado” e “em uso</text:span><text:change text:change-id="ct158729112"/><text:span text:style-name="T1">”, respectivamente, e resolve internamente a temporização monitorada destas VCs. Uma vez que o IC tenha avaliado a regra como verdadeira durante o tempo de 15 minutos (previamente declarado)</text:span><text:change text:change-id="ct158700376"/><text:span text:style-name="T1">, ele notifica o atuador “Lembrar usuário”. O atuador, por sua vez, invoca as OPs “Mostrar mensagem” da TV e “Disparar” do despertador.</text:span></text:p>
      <text:p text:style-name="P3"><text:span text:style-name="T1">O IC é encapsulado em um AR, estendendo, assim, suas funcionalidades. Sua criação ocorre quando é definida uma expressão lógica – segundo um padrão próprio adotado em arquivos tipo JSON– no objeto do IC recém instanciado e um </text:span><text:span text:style-name="T2">parser</text:span><text:span text:style-name="T1"> constrói uma estrutura lógica interna, como mostrado na Figura </text:span><text:span text:style-name="T1"><text:bookmark-ref text:reference-format="text" text:ref-name="Mfig_inpt_arq">Error: Reference source not found</text:bookmark-ref></text:span><text:span text:style-name="T1">. A estrutura lógica abrigada pelo IC, contém uma estrutura em árvore que representa a expressão e contém não só a lógica entre as VCs das condições, como também os valores atualizados das mesmas. Enquanto em funcionamento, o IC recebe atualizações das VCs, tratando-as em seguida para atualizar sua estrutura lógica. O módulo de avaliação é notificado de mudanças da estrutura lógica e avalia se a expressão se tornou verdadeira ou falsa. Se a expressão alcançou um estado verdadeiro, ou válido, considerando as possíveis temporizações</text:span><text:change-start text:change-id="ct158635928"/><text:span text:style-name="T1"><office:annotation><dc:creator>sergio </dc:creator><dc:date>2013-04-04T16:12:38</dc:date><text:p text:style-name="P35"><text:span text:style-name="T13">Na mesma linha do comentário anterior: Como?</text:span></text:p></office:annotation></text:span><text:change-end text:change-id="ct158635928"/><text:span text:style-name="T1">, notifica os atuadores. </text:span></text:p>
      <text:p text:style-name="P21"><text:s/></text:p>
      <text:p text:style-name="P6"><draw:frame draw:style-name="fr1" draw:name="2" text:anchor-type="as-char" svg:width="3.1535in" svg:height="1.9035in" draw:z-index="5"><draw:image xlink:href="Pictures/10000000000001C6000001126525F56C.png" xlink:type="simple" xlink:show="embed" xlink:actuate="onLoad"/></draw:frame><text:span text:style-name="T1"> </text:span></text:p>
      <text:p text:style-name="P6"><text:span text:style-name="T1">Figure </text:span><text:bookmark-start text:name="BMfig_inpt_arq"/><text:span text:style-name="T1">3</text:span><text:bookmark-end text:name="BMfig_inpt_arq"/><text:span text:style-name="T1">: Estrutura do Interpretador de Contexto</text:span><text:toc-mark text:string-value=" " text:outline-level="1"/></text:p>
      <text:p text:style-name="P15"><text:span text:style-name="T1">O </text:span><text:span text:style-name="T2">framework</text:span><text:span text:style-name="T1"> é suficientemente flexível para possibilitar a interpretação de contexto a partir dos ICs, assim como a partir da agregação de um motor de regras (e.g., Jess, Drools, CLIPS</text:span><text:change-start text:change-id="ct158765520"/><text:span text:style-name="T1"><office:annotation><dc:creator>sergio </dc:creator><dc:date>2013-04-04T16:13:35</dc:date><text:p text:style-name="P35"><text:span text:style-name="T13">Quem está lendo talvez não conheça esses motores. Talvez valha a pena colocar uma referência ou, pelo menos, uma nota de rodapé...</text:span></text:p></office:annotation></text:span><text:change-end text:change-id="ct158765520"/><text:span text:style-name="T1">, ou um motor proprietário). Um motor de regras é uma ferramenta geralmente centralizada, que recebe informações de contexto de diversas fontes e processa regras previamente inseridas, onde é comum usar um algoritmo como o RETE [</text:span><text:span text:style-name="T1"><text:bookmark-ref text:reference-format="text" text:ref-name="IB_forgy1982rete">Error: Reference source not found</text:bookmark-ref></text:span><text:span text:style-name="T1">], que processa regras construidas apenas com a cláusula “E” eficientemente. Assim sendo, utilizando o </text:span><text:span text:style-name="T2">framework</text:span><text:span text:style-name="T1">, é também possível que sejam feitas as ligações entre as VCs e o motor de regras, se for de interesse.</text:span></text:p>
      <text:h text:style-name="P31" text:outline-level="4"><text:bookmark-start text:name="BMsubsubsec_timer"/><text:soft-page-break/><text:span text:style-name="T10">3.2.1</text:span><text:bookmark-end text:name="BMsubsubsec_timer"/><text:span text:style-name="T10"> <text:s/>Temporização</text:span></text:h>
      <text:p text:style-name="P2"><text:span text:style-name="T1">A temporização em um IC é definida ao se associar temporizadores (“</text:span><text:span text:style-name="T2">timers</text:span><text:span text:style-name="T1">”) a uma expressão da regra (ou subexpressões). Os temporizadores podem ser tanto relativos (e.g., fogão ligado e pessoa deitada na cama por 15min) quanto absolutos (e.g., ar-condicionado ligado às 18:00).</text:span></text:p>
      <text:p text:style-name="P7">Durante a avaliação, se a expressão ou uma subexpressão que possuir um temporizador associado chegar em um estado válido, o temporizador é inicializado. Se, chegando ao final<text:change text:change-id="ct158771888"/>, o temporizador retorna, e não há mais temporizadores a se esperar<text:change text:change-id="ct158689288"/>, os atuadores são notificados. Se, durante uma avaliação, a expressão ou subexpressão se torna inválida, então os temporizadores associados são interrompidos.</text:p>
      <text:h text:style-name="P31" text:outline-level="4"><text:bookmark-start text:name="BMsubsubsec_ipgap"/><text:span text:style-name="T10">3.2.2</text:span><text:bookmark-end text:name="BMsubsubsec_ipgap"/><text:span text:style-name="T10"> <text:s/>Prototipagem e Simulação</text:span></text:h>
      <text:p text:style-name="P2"><text:span text:style-name="T1">Uma das causas da escassez de aplicações ubíquas no mercado, em comparação ao avanço no desenvolvimento de aplicações </text:span><text:span text:style-name="T2">mobile</text:span><text:span text:style-name="T1">, é o alto custo de desenvolvimento demandado por elas, devido a questões como a falta de ferramentas adequadas para a criação e integração dessas aplicações, e a dificuldade para depurá-las [</text:span><text:span text:style-name="T1"><text:bookmark-ref text:reference-format="text" text:ref-name="IB_weis2007rapid">Error: Reference source not found</text:bookmark-ref></text:span><text:span text:style-name="T1">]. Para resolver esses problemas, é proposto em [</text:span><text:span text:style-name="T1"><text:bookmark-ref text:reference-format="text" text:ref-name="IB_barreto2013ipgap">Error: Reference source not found</text:bookmark-ref></text:span><text:span text:style-name="T1">] uma ferramenta de suporte à construção de protótipos de aplicações pervasivas chamada IPGAP (Interface de Prototipagem e Gerenciamento de Aplicações Pervasivas), que fornece ao desenvolvedor um ambiente de testes para suas aplicações de maneira rápida e com baixo custo. </text:span></text:p>
      <text:p text:style-name="P3"><text:span text:style-name="T1">A Figura </text:span><text:span text:style-name="T1"><text:bookmark-ref text:reference-format="text" text:ref-name="Mfig_ipgap">Error: Reference source not found</text:bookmark-ref></text:span><text:span text:style-name="T1"> (a) ilustra a IPGAP executando em um </text:span><text:span text:style-name="T2">tablet</text:span><text:span text:style-name="T1"> e </text:span><text:span text:style-name="T2">smartphones</text:span><text:span text:style-name="T1"> emulando recursos como TV, lâmpada e termômetro</text:span><text:change text:change-id="ct157281928"/><text:span text:style-name="T1">. O ambiente é mapeado pela IPGAP, possibilitando a visualização e controle dos recursos representados. Outros recursos podem ser simulados virtualmente por componentes de software, de tal maneira que</text:span><text:change text:change-id="ct158741368"/><text:span text:style-name="T1"> a interface pode exibir conjuntamente recursos reais e simulados, criando assim um ambiente híbrido. A Figura </text:span><text:span text:style-name="T1"><text:bookmark-ref text:reference-format="text" text:ref-name="Mfig_ipgap">Error: Reference source not found</text:bookmark-ref></text:span><text:span text:style-name="T1"> (b) mostra uma interface gráfica para </text:span><text:span text:style-name="T2">smartphone</text:span><text:span text:style-name="T1"> desenvolvida para reiniciar ou interromper a execução de uma regra. Este ferramental facilita o teste de regras de contexto pois não exige a aquisição de dispositivos reais, tais como sensores e atuadores. Iso é útil em fases </text:span><text:change text:change-id="ct158789560"/><text:span text:style-name="T1">iniciais do desenvolvimento e facilita a personalização por parte dos usuários finais no dia-a-dia.</text:span></text:p>
      <text:p text:style-name="P21"><text:s/></text:p>
      <text:p text:style-name="P6"><draw:frame draw:style-name="fr1" draw:name="3" text:anchor-type="as-char" svg:width="4.1492in" svg:height="1.4492in" draw:z-index="7"><draw:image xlink:href="Pictures/100002010000067C0000024495692A6A.png" xlink:type="simple" xlink:show="embed" xlink:actuate="onLoad"/></draw:frame><text:span text:style-name="T1"> </text:span></text:p>
      <text:p text:style-name="P6"><text:span text:style-name="T1">Figure </text:span><text:bookmark-start text:name="BMfig_ipgap"/><text:span text:style-name="T1">4</text:span><text:bookmark-end text:name="BMfig_ipgap"/><text:span text:style-name="T1">: Interface de Prototipagem</text:span><text:toc-mark text:string-value=" " text:outline-level="1"/></text:p>
      <text:p text:style-name="P15"><text:soft-page-break/><text:span text:style-name="T1">Atualmente está em andamento o desenvolvimento de uma interface gráfica integrada com o mapa da IPGAP para possibilitar a usuários sem experiência técnica a criação e editação de regras para o seu dia-a-dia. A interface permite que, com poucos toques, um usuário possa selecionar ARs em um mapa da casa, escolher as VCs (como mostrado na Figura </text:span><text:span text:style-name="T1"><text:bookmark-ref text:reference-format="text" text:ref-name="Mfig_ipgap">Error: Reference source not found</text:bookmark-ref></text:span><text:span text:style-name="T1"> (a)), comparar com valores ou com outras VCs (operadores de comparação: =,</text:span><text:span text:style-name="T12">¹</text:span><text:span text:style-name="T1">,&lt;,&gt;,</text:span><text:span text:style-name="T12">£</text:span><text:span text:style-name="T1"> e </text:span><text:span text:style-name="T12">³</text:span><text:span text:style-name="T1">), montar a expressão lógica (operadores lógicos: “</text:span><text:span text:style-name="T2">E</text:span><text:span text:style-name="T1">”, “</text:span><text:span text:style-name="T2">OU</text:span><text:span text:style-name="T1">”, “</text:span><text:span text:style-name="T2">NÃO</text:span><text:span text:style-name="T1">”), e definir um conjunto de ações a serem desempenhadas no sistema em uma segunda etapa. A definição do conjunto de ações pode ser feita tanto escolhendo-se ARs atuadores para entrar em ação (e.g., Atuador Lembrar Usuário), como selecionando-se ARs no mapa e suas OPs (e.g., ar-condicionado: mudar temperatura para– 20º C). Por meio do mecanismo de subscrição, os ICs notificam os ARs atuadores, os quais executam tarefas no AmbI através de chamadas RPC.</text:span></text:p>
      <text:h text:style-name="P32" text:outline-level="4">3.2.3 <text:s/>Conflitos</text:h>
      <text:p text:style-name="P12">A detecção e resolução de conflitos visam identificar a criação de regras auto-exclusivas. O conflito ocorre quando dois ICs possuem expressões que se interce<text:change-start text:change-id="ct158732688"/><office:annotation><dc:creator>sergio </dc:creator><dc:date>2013-04-04T19:23:37</dc:date><text:p text:style-name="P35"><text:span text:style-name="T13">É interceder mesmo? Não é interceptam, ou algo assim?</text:span></text:p></office:annotation><text:change-end text:change-id="ct158732688"/><text:change-start text:change-id="ct158791840"/><office:annotation><dc:creator>Matheus Erthal</dc:creator><dc:date>2013-04-06T01:43:25</dc:date><text:p text:style-name="P35"><text:span text:style-name="T14">Reply to sergio <text:s/>(04/04/2013, 19:23): "..."</text:span></text:p><text:p><text:span text:style-name="T15">Esse interceder é no sentido de conjuntos matemáticos mesmo. Vc tem que x&gt;0 e y&lt;1, então x e y se intercedem entre 0 e 1</text:span></text:p></office:annotation><text:change-end text:change-id="ct158791840"/>dem enquanto os respectivos atuadores possuem ações opostas. Por exemplo, considere as seguintes regras: </text:p>
      <text:p text:style-name="P22">•<text:tab/>Se fogão ligado e temperatura &gt; 140 por 15min, então reduza a temperatura; </text:p>
      <text:p text:style-name="P22">•<text:tab/>Se fogão ligado e temperatura &lt; 160 por 15min, então aumente a temperatura. </text:p>
      <text:p text:style-name="P12">Neste caso, o fogão não foi ligado e esquecido, mas sim ligado para assar um bolo. O usuário criou uma regra para controlar a temperatura, quando já havia outra cadastrada que tinha ação oposta mas que poderia ocorrer ao mesmo tempo. As regras estão, portanto, em conflito, pois não está claro como o sistema deve agir.</text:p>
      <text:p text:style-name="P7">A solução para este tipo de conflito envolve a comparação das expressões de um novo IC com as já existentes (no momento da ligação com o atuador); e, caso encontradas expressões que se interceda<text:change text:change-id="ct158246616"/>m, conferir as ações dos atuadores para ver se são do mesmo tipo mas com diferentes entradas. O desenvolvimento desta abordagem para a resolução de conflitos está atualmente em andamento e será melhor discutida em um trabalho futuro.<text:change-start text:change-id="ct157284360"/><office:annotation><dc:creator>sergio </dc:creator><dc:date>2013-04-04T19:29:25</dc:date><text:p text:style-name="P35"><text:span text:style-name="T13">Então não é melhor que fique lá na seção de conclusão/trabalhos futuros?</text:span></text:p></office:annotation><text:change-end text:change-id="ct157284360"/><text:change-start text:change-id="ct158821152"/><office:annotation><dc:creator>Matheus Erthal</dc:creator><dc:date>2013-04-06T01:41:09</dc:date><text:p text:style-name="P35"><text:span text:style-name="T14">Reply to sergio <text:s/>(04/04/2013, 19:29): "..."</text:span></text:p><text:p><text:span text:style-name="T15">Este trabalho está em andamento. Eu acho que posso até falar menos sobre o assunto no texto, não criar uma subseção, e tal. Mas esse assunto tem que ficar no decorrer do texto...</text:span></text:p></office:annotation><text:change-end text:change-id="ct158821152"/></text:p>
      <text:h text:style-name="P4" text:outline-level="2"><text:bookmark-start text:name="BMsec_implement"/><text:span text:style-name="T4">4</text:span><text:bookmark-end text:name="BMsec_implement"/><text:span text:style-name="T4"> <text:s/></text:span><text:change-start text:change-id="ct158781880"/><text:span text:style-name="T4">Interpretação de Contexto no </text:span><text:change-end text:change-id="ct158781880"/><text:change-start text:change-id="ct157279920"/><text:span text:style-name="T4"><office:annotation><dc:creator>sergio </dc:creator><dc:date>2013-04-04T19:55:19</dc:date><text:p text:style-name="P35"><text:span text:style-name="T13">Aqui dá a impressão que você vai falar apenas do SmartAndroid e, na verdade, você trata de um caso de uso da sua proposta usando o SmartAndroid. Acho que vale a pena pensar em um título que leve o leitor para a sua proposta sendo implementada e não só para o SmartAndroid. Coloquei esse título mas acho que dá pra sair algo melhor.</text:span></text:p></office:annotation></text:span><text:change-end text:change-id="ct157279920"/><text:change-start text:change-id="ct157281784"/><text:span text:style-name="T4"><office:annotation><dc:creator>Matheus Erthal</dc:creator><dc:date>2013-04-06T01:36:51</dc:date><text:p text:style-name="P35"><text:span text:style-name="T14">Reply to sergio <text:s/>(04/04/2013, 19:55): "..."</text:span></text:p><text:p><text:span text:style-name="T15">Na nova versão eu coloquei o caso de uso em uma subseçao chamada Exemplo de Aplicação. Talvez resolva o problema do título dessa seção.</text:span></text:p></office:annotation></text:span><text:change-end text:change-id="ct157281784"/><text:span text:style-name="T4">SmartAndroid</text:span></text:h>
      <text:p text:style-name="P2"><text:span text:style-name="T1">O desenvolvimento deste projeto se consolidou na implementação da plataforma </text:span><text:span text:style-name="T2">SmartAndroid</text:span><text:note text:id="ftn2" text:note-class="footnote"><text:note-citation>2</text:note-citation><text:note-body><text:p text:style-name="P10">Para mais informações visite www.tempo.uff.br/smartandroid</text:p></text:note-body></text:note><text:span text:style-name="T1">, desenvolvida a partir de conceitos propostos em três dissertações de mestrado, em andamento, dos autores deste artigo. O projeto contempla a implementação das APIs do </text:span><text:span text:style-name="T2">framework</text:span><text:span text:style-name="T1">, assim como a interface de prototipagem IPGAP, sobre a plataforma Android. </text:span></text:p>
      <text:p text:style-name="P3"><text:span text:style-name="T1">Algumas aplicações foram costruídas para explorar o potencial do </text:span><text:span text:style-name="T2">framework</text:span><text:span text:style-name="T1"> para sensibilidade ao contexto. Dentre estas aplicações podemos citar: o SmartLiC (uma aplicação de controle de iluminação residencial) que faz com que, conforme usuários deixam um cômodo, as luzes do mesmo sejam apagadas; o MediaFollowMe, </text:span><text:soft-page-break/><text:span text:style-name="T1">que faz com que um fluxo multimídia (e.g., vídeo, audio, imagens) seja repassado para o dispositivo (capaz de apresentar o fluxo) mais próximo do usuário, como se a mídia o seguisse. Foram também construídas aplicações do tipo controle remoto, onde recursos são controlados remotamente por outro recurso (no caso, um </text:span><text:span text:style-name="T2">smartphone</text:span><text:span text:style-name="T1">), dentre outras aplicações.</text:span></text:p>
      <text:p text:style-name="P7">Como já abordado em seções anteriores, a Regra do Fogão Esquecido foi criada para atender a idosos que moram sozinhos e por vezes esquecem o fogão ligado, sendo um motivo de preocupação para a sua própria segurança e a de seus vizinhos. A utilização de elementos do dia-a-dia nesta regra (i.e., fogão, cama, TV), assim como em outras, reflete o compromisso da abordagem em efetivamente tornar os recursos integrados ao AmbI<text:change-start text:change-id="ct158710608"/>.<text:change-end text:change-id="ct158710608"/><text:change text:change-id="ct158693224"/><text:change-start text:change-id="ct158718392"/><office:annotation><dc:creator>sergio </dc:creator><dc:date>2013-04-04T19:54:21</dc:date><text:p text:style-name="P35"><text:span text:style-name="T13">Não entendi essa parte.</text:span></text:p></office:annotation><text:change-end text:change-id="ct158718392"/><text:change-start text:change-id="ct158724128"/><office:annotation><dc:creator>Matheus Erthal</dc:creator><dc:date>2013-04-06T01:36:21</dc:date><text:p text:style-name="P35"><text:span text:style-name="T14">Reply to sergio <text:s/>(04/04/2013, 19:54): "..."</text:span></text:p><text:p><text:span text:style-name="T15">Comentei isso.</text:span></text:p></office:annotation><text:change-end text:change-id="ct158724128"/>.</text:p>
      <text:p text:style-name="P3"><text:span text:style-name="T1">Este caso de uso já foi abordado na Seção </text:span><text:span text:style-name="T1"><text:bookmark-ref text:reference-format="text" text:ref-name="Msec_proposta">Error: Reference source not found</text:bookmark-ref></text:span><text:span text:style-name="T1"> e é ilustrado nas Figuras </text:span><text:span text:style-name="T1"><text:bookmark-ref text:reference-format="text" text:ref-name="Mfig_arquitetura">Error: Reference source not found</text:bookmark-ref></text:span><text:span text:style-name="T1"> e </text:span><text:span text:style-name="T1"><text:bookmark-ref text:reference-format="text" text:ref-name="Mfig_inpt_cute">Error: Reference source not found</text:bookmark-ref></text:span><text:span text:style-name="T1">. Para sua implementação não foram usados recursos reais, ou seja, os eletrodomésticos propriamente ditos, mas criados simuladores para representar os recursos. Os ARs possuem uma hierarquia de tipos e operações que desencadeiam as reações apropriadas (e.g., ao mudar a temperatura do forno chamando a OP “</text:span><text:span text:style-name="T2">Set Temperature</text:span><text:span text:style-name="T1">”, quem estiver subscrito à VC “</text:span><text:span text:style-name="T2">Temperature</text:span><text:span text:style-name="T1">” é notificado).</text:span></text:p>
      <text:p text:style-name="P7">Algumas modificações foram feitas à regra de contexto original a fim de validar outras propriedades do Interpretador de Contexto. Na expressão original se fazia: “fogão ligado E pessoa deitada na cama POR 15min”, o que permitiu validarmos a ligação entre as CVs e o IC, a temporização do IC, e a ligação com o atuador. Introduzimos em seguida a possibilidade da pessoa dormir no sofá, criando uma expressão um pouco mais sofisticada, da seguinte forma: “fogão ligado E (pessoa deitada na cama OU no sofá) POR 15min”.</text:p>
      <text:p text:style-name="P7">A fim de verificarmos o funcionamento do temporizador em diferentes lugares na expressão da regra, criamos o exemplo “fogão ligado E (pessoa deitada na cama OU no sofá POR 15min)”. Assim, este IC é indiferente a quanto tempo o fogão está ligado, se preocupando com a quantidade de tempo que ele foi deixado sozinho enquanto a pessoa dormia.</text:p>
      <text:p text:style-name="P7">Para tolerar a presença de mais pessoas na casa, sem confundir quem está deitada na cama, bastou substituir, na expressão, a cama pelo sensor de presença da cozinha. A regra ficou assim: “fogão ligado E (cozinha vazia POR 15min)”. Essa regra assume que, se de tempos em tempos (menos de 15min) alguém entra na cozinha e o fogão está ligado, então o fogão está sendo vigiado, senão foi esquecido.</text:p>
      <text:p text:style-name="P7">A ligação com os atuadores foi feita de duas formas nos exemplos: declarando um atuador no arquivo da expressão da regra, definindo ação a ação (e.g., desligar fogão, mostrar determinada mensagem na TV do quarto); e ligando um atuador existente a um IC também já instanciado (e.g., além do atuador que desliga o fogão e mostra mensagem na TV, ligar outro que envia um SMS para alguém da família).</text:p>
      <text:h text:style-name="P4" text:outline-level="2"><text:bookmark-start text:name="BMsec_trab_rel"/><text:span text:style-name="T4">5</text:span><text:bookmark-end text:name="BMsec_trab_rel"/><text:span text:style-name="T4"> <text:s/>Trabalhos Relacionados</text:span></text:h>
      <text:p text:style-name="P2"><text:span text:style-name="T1">Em [</text:span><text:span text:style-name="T1"><text:bookmark-ref text:reference-format="text" text:ref-name="IB_park2007cass">Error: Reference source not found</text:bookmark-ref></text:span><text:span text:style-name="T1">] é proposto um sistema para simulação de ciência ao contexto para </text:span><text:span text:style-name="T2">Smart Homes</text:span><text:span text:style-name="T1">. Este trabalho se foca na simulação de regras de contexto a fim de se descobrir possíveis conflitos, mas não provê </text:span><text:change-start text:change-id="ct158732560"/><text:span text:style-name="T1"><office:annotation><dc:creator>sergio </dc:creator><dc:date>2013-04-04T22:23:37</dc:date><text:p text:style-name="P35"><text:span text:style-name="T13">E a sua proposta provê esse suporte? Onde está no texto isso?</text:span></text:p></office:annotation></text:span><text:change-end text:change-id="ct158732560"/><text:change-start text:change-id="ct158753960"/><text:span text:style-name="T1"><office:annotation><dc:creator>Matheus Erthal</dc:creator><dc:date>2013-04-06T01:21:18</dc:date><text:p text:style-name="P35"><text:span text:style-name="T14">Reply to sergio <text:s/>(04/04/2013, 22:23): "..."</text:span></text:p><text:p><text:span text:style-name="T15">Está no texto todo. A nossa abordagem não é só pra simulação, é pra implantação também. Isso não ficou claro no texto?</text:span></text:p></office:annotation></text:span><text:change-end text:change-id="ct158753960"/><text:span text:style-name="T1">suporte para a implantação das regras em ambiente de execução.</text:span></text:p>
      <text:p text:style-name="P3"><text:soft-page-break/><text:span text:style-name="T1">Em [</text:span><text:span text:style-name="T1"><text:bookmark-ref text:reference-format="text" text:ref-name="IB_liu2003dios__">Error: Reference source not found</text:bookmark-ref></text:span><text:span text:style-name="T1">] é proposto um framework que propõe abstrações para se lidar com os sensores e atuadores; uma camada de comunicação para gerenciar e controlar os sensores e atuadores distribuídos; e um motor de regras distribuído, que possibilita o gerenciamento de regras em tempo de execução. No entanto, não é tratada a questão da temporização das regras de contexto, nem a criação de regras em nível de usuário final.</text:span></text:p>
      <text:p text:style-name="P7">[ FALAR DO DeyAbowd-ContextToolkit ]</text:p>
      <text:p text:style-name="P3"><text:span text:style-name="T1">Alguns trabalhos utilizam um motor de regras para avaliar as regras de contexto [</text:span><text:span text:style-name="T1"><text:bookmark-ref text:reference-format="text" text:ref-name="IB_wang2005towards">Error: Reference source not found</text:bookmark-ref></text:span><text:span text:style-name="T1">] [</text:span><text:span text:style-name="T1"><text:bookmark-ref text:reference-format="text" text:ref-name="IB_chen2010context">Error: Reference source not found</text:bookmark-ref></text:span><text:span text:style-name="T1">] [</text:span><text:span text:style-name="T1"><text:bookmark-ref text:reference-format="text" text:ref-name="IB_biegel2004framework">Error: Reference source not found</text:bookmark-ref></text:span><text:span text:style-name="T1">]. Embora o </text:span><text:span text:style-name="T2">framework</text:span><text:span text:style-name="T1"> proposto não imponha a utilização de um motor de regras, e o SmartAndroid não faça uso de um, este poderia ser facilmente agregado e se aproveitar da infraestrutura de acesso aos recursos.</text:span></text:p>
      <text:h text:style-name="P4" text:outline-level="2"><text:bookmark-start text:name="BMsec_conclusao"/><text:span text:style-name="T4">6</text:span><text:bookmark-end text:name="BMsec_conclusao"/><text:span text:style-name="T4"> <text:s/>Conclusão e Trabalhos Futuros</text:span></text:h>
      <text:p text:style-name="P12">[ REESCREVER ESTA SEÇÃO ] Em ambientes inteligentes, aplicações ubíquas não são pequenas e monolíticas, mas sistemas complexos. Neste artigo foi proposta uma solução para a representação de informações contextuais, distribuição das mesmas em ambientes inteligentes, e interpretação do contexto, facilitando o desenvolvimento de aplicações ubíquas. A proposta possibilita que sejam criadas regras de contexto em alto nível a partir de expressões lógicas, que relacionam variáveis de contexto entre si e com temporizadores.</text:p>
      <text:p text:style-name="P17">References</text:p>
      <text:p text:style-name="P24"><text:span text:style-name="T1">[</text:span><text:bookmark-start text:name="BIB_barreto2013ipgap"/><text:span text:style-name="T1">Barreto et al. 2013</text:span><text:bookmark-end text:name="BIB_barreto2013ipgap"/><text:span text:style-name="T1">]<text:tab/>Barreto, D., Erthal, M., Mareli, D., and Loques, O. (2013). Uma interface de prototipagem para aplicações pervasivas. </text:span><text:span text:style-name="T2">XXXI Simpósio Brasileiro de Redes de Computadores e Sistemas Distribuídos</text:span><text:span text:style-name="T1">.</text:span></text:p>
      <text:p text:style-name="P23"><text:span text:style-name="T1">[</text:span><text:bookmark-start text:name="BIB_biegel2004framework"/><text:span text:style-name="T1">Biegel and Cahill 2004</text:span><text:bookmark-end text:name="BIB_biegel2004framework"/><text:span text:style-name="T1">]<text:tab/>Biegel, G. and Cahill, V. (2004). A framework for developing mobile, context-aware applications. In </text:span><text:span text:style-name="T2">Pervasive Computing and </text:span><text:span text:style-name="T2">Communications, 2004. PerCom 2004. Proceedings of the Second IEEE Annual Conference on</text:span><text:span text:style-name="T1">, pages 361–365. IEEE.</text:span></text:p>
      <text:p text:style-name="P23"><text:span text:style-name="T1">[</text:span><text:bookmark-start text:name="BIB_brush2011home"/><text:span text:style-name="T1">Brush et al. 2011</text:span><text:bookmark-end text:name="BIB_brush2011home"/><text:span text:style-name="T1">]<text:tab/>Brush, A., Lee, B., Mahajan, R., Agarwal, S., Saroiu, S., and Dixon, C. (2011). Home automation in the wild: challenges and </text:span><text:span text:style-name="T1">opportunities. In </text:span><text:span text:style-name="T2">Proceedings of the 2011 annual conference on Human factors in computing systems</text:span><text:span text:style-name="T1">, pages 2115–2124. ACM.</text:span></text:p>
      <text:p text:style-name="P23"><text:span text:style-name="T1">[</text:span><text:bookmark-start text:name="BIB_cardoso2006"/><text:span text:style-name="T1">Cardoso 2006</text:span><text:bookmark-end text:name="BIB_cardoso2006"/><text:span text:style-name="T1">]<text:tab/>Cardoso, L. (2006). Integração de serviços de monitoração e descoberta de recursos a um suporte para arquiteturas adaptáveis de software. Dissertação de mestrado, Instituto de Computação, Universidade Federal Fluminense, Niterói, Rio de Janeiro.</text:span></text:p>
      <text:p text:style-name="P23"><text:span text:style-name="T1">[</text:span><text:bookmark-start text:name="BIB_chen2010context"/><text:span text:style-name="T1">Chen et al. 2010</text:span><text:bookmark-end text:name="BIB_chen2010context"/><text:span text:style-name="T1">]<text:tab/>Chen, Y.-S., Chen, I.-C., and Chang, W.-H. (2010). Context-aware services based on osgi for smart homes. In </text:span><text:span text:style-name="T2">Ubi-media Computing (U-Media), 2010 3rd IEEE International Conference on</text:span><text:span text:style-name="T1">, pages 38–43. IEEE.</text:span></text:p>
      <text:p text:style-name="P23"><text:span text:style-name="T1">[</text:span><text:bookmark-start text:name="BIB_araujo2003"/><text:span text:style-name="T1">de Araujo 2003</text:span><text:bookmark-end text:name="BIB_araujo2003"/><text:span text:style-name="T1">]<text:tab/>de Araujo, R. (2003). Computação ubìqua: Princìpios, tecnologias e desafios. In </text:span><text:span text:style-name="T2">XXI Simpósio Brasileiro de Redes de Computadores</text:span><text:span text:style-name="T1">, volume 8, pages 11–13.</text:span></text:p>
      <text:p text:style-name="P23"><text:soft-page-break/><text:span text:style-name="T1">[</text:span><text:bookmark-start text:name="BIB_Dey2001"/><text:span text:style-name="T1">Dey et al. 2001</text:span><text:bookmark-end text:name="BIB_Dey2001"/><text:span text:style-name="T1">]<text:tab/>Dey, A., Abowd, G., and Salber, D. (2001). A Conceptual Framework and a Toolkit for Supporting the Rapid Prototyping of Context-Aware Applications. </text:span><text:span text:style-name="T2">Human-Computer Interaction</text:span><text:span text:style-name="T1">, 16(2):97–166.</text:span></text:p>
      <text:p text:style-name="P23"><text:span text:style-name="T1">[</text:span><text:bookmark-start text:name="BIB_eugster2003many"/><text:span text:style-name="T1">Eugster et al. 2003</text:span><text:bookmark-end text:name="BIB_eugster2003many"/><text:span text:style-name="T1">]<text:tab/>Eugster, P., Felber, P., Guerraoui, R., and Kermarrec, A. (2003). The many faces of publish/subscribe. </text:span><text:span text:style-name="T2">ACM Computing Surveys (CSUR)</text:span><text:span text:style-name="T1">, 35(2):114–131.</text:span></text:p>
      <text:p text:style-name="P23"><text:span text:style-name="T1">[</text:span><text:bookmark-start text:name="BIB_forgy1982rete"/><text:span text:style-name="T1">Forgy 1982</text:span><text:bookmark-end text:name="BIB_forgy1982rete"/><text:span text:style-name="T1">]<text:tab/>Forgy, C. (1982). Rete: A fast algorithm for the many pattern/many object pattern match problem. </text:span><text:span text:style-name="T2">Artificial intelligence</text:span><text:span text:style-name="T1">, 19(1):17–37.</text:span></text:p>
      <text:p text:style-name="P23"><text:span text:style-name="T1">[</text:span><text:bookmark-start text:name="BIB_liu2003dios__"/><text:span text:style-name="T1">Liu and Parashar 2003</text:span><text:bookmark-end text:name="BIB_liu2003dios__"/><text:span text:style-name="T1">]<text:tab/>Liu, H. and Parashar, M. (2003). Dios++: A framework for rule-based autonomic management of distributed scientific applications. </text:span><text:span text:style-name="T2">Euro-Par 2003 Parallel Processing</text:span><text:span text:style-name="T1">, pages 66–73.</text:span></text:p>
      <text:p text:style-name="P23"><text:span text:style-name="T1">[</text:span><text:bookmark-start text:name="BIB_mareli2013"/><text:span text:style-name="T1">Mareli et al. 2013</text:span><text:bookmark-end text:name="BIB_mareli2013"/><text:span text:style-name="T1">]<text:tab/>Mareli, D., Erthal, M., Barreto, D., and Loques, O. (2013). Um framework de desenvolvimento de aplicações ubíquas em ambientes inteligentes. </text:span><text:span text:style-name="T2">XXXI Simpósio Brasileiro de Redes de Computadores e Sistemas Distribuídos</text:span><text:span text:style-name="T1">.</text:span></text:p>
      <text:p text:style-name="P23"><text:span text:style-name="T1">[</text:span><text:bookmark-start text:name="BIB_park2007cass"/><text:span text:style-name="T1">Park et al. 2007</text:span><text:bookmark-end text:name="BIB_park2007cass"/><text:span text:style-name="T1">]<text:tab/>Park, J., Moon, M., Hwang, S., and Yeom, K. (2007). Cass: a context-aware simulation system for smart home. In </text:span><text:span text:style-name="T2">Software Engineering Research, Management &amp; Applications, 2007. SERA 2007. 5th ACIS International Conference on</text:span><text:span text:style-name="T1">, pages 461–467. IEEE.</text:span></text:p>
      <text:p text:style-name="P23"><text:span text:style-name="T1">[</text:span><text:bookmark-start text:name="BIB_ranganathan2005olympus"/><text:span text:style-name="T1">Ranganathan et al. 2005</text:span><text:bookmark-end text:name="BIB_ranganathan2005olympus"/><text:span text:style-name="T1">]<text:tab/>Ranganathan, A., Chetan, S., Al-Muhtadi, J., Campbell, R., and Mickunas, M. (2005). Olympus: A high-level programming model for pervasive computing environments. In </text:span><text:span text:style-name="T2">Pervasive Computing and Communications, 2005. PerCom 2005. Third IEEE International Conference on</text:span><text:span text:style-name="T1">, pages 7–16. IEEE.</text:span></text:p>
      <text:p text:style-name="P23"><text:span text:style-name="T1">[</text:span><text:bookmark-start text:name="BIB_wang2005towards"/><text:span text:style-name="T1">Wang 2005</text:span><text:bookmark-end text:name="BIB_wang2005towards"/><text:span text:style-name="T1">]<text:tab/>Wang, Q. (2005). Towards a rule model for self-adaptive software. </text:span><text:span text:style-name="T2">ACM SIGSOFT Software Engineering Notes</text:span><text:span text:style-name="T1">, 30(1):8.</text:span></text:p>
      <text:p text:style-name="P23"><text:span text:style-name="T1">[</text:span><text:bookmark-start text:name="BIB_weis2007rapid"/><text:span text:style-name="T1">Weis et al. 2007</text:span><text:bookmark-end text:name="BIB_weis2007rapid"/><text:span text:style-name="T1">]<text:tab/>Weis, T., Knoll, M., Ulbrich, A., Muhl, G., and Brandle, A. (2007). Rapid prototyping for pervasive applications. </text:span><text:span text:style-name="T2">Pervasive Computing, IEEE</text:span><text:span text:style-name="T1">, 6(2):76–84.</text:span></text:p>
      <text:p text:style-name="P23"><text:span text:style-name="T1">[</text:span><text:bookmark-start text:name="BIB_weiser1991computer"/><text:span text:style-name="T1">Weiser 1991</text:span><text:bookmark-end text:name="BIB_weiser1991computer"/><text:span text:style-name="T1">]<text:tab/>Weiser, M. (1991). The computer for the 21st century. </text:span><text:span text:style-name="T2">Scientific American</text:span><text:span text:style-name="T1">, 265(3):94–1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svg:font-family="Courier" style:font-family-generic="roman"/>
    <style:font-face style:name="Symbol" svg:font-family="Symbol" style:font-family-generic="roman"/>
    <style:font-face style:name="Times" svg:font-family="Times" style:font-family-generic="roman"/>
    <style:font-face style:name="Ubuntu" svg:font-family="Ubuntu" style:font-family-generic="swiss"/>
    <style:font-face style:name="Times New Roman" svg:font-family="'Times New Roman'" style:font-family-generic="roman" style:font-pitch="variable"/>
    <style:font-face style:name="Zapf Chancery" svg:font-family="'Zapf Chancery'"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Helvetica" svg:font-family="Helvetica" style:font-family-generic="system" style:font-pitch="variable"/>
    <style:font-face style:name="Lohit Hindi" svg:font-family="'Lohit Hindi'" style:font-family-generic="system" style:font-pitch="variable"/>
    <style:font-face style:name="Times1" svg:font-family="Time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Zapf Chancery" fo:font-size="10pt" style:font-name-asian="Times1" style:font-size-asian="10pt" style:font-name-complex="Helvetic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100%" fo:margin-left="0in" fo:margin-right="0in" fo:margin-top="0.1665in" fo:margin-bottom="0.0417in" fo:text-align="start" style:justify-single-word="false" fo:text-indent="0in" style:auto-text-indent="false" fo:keep-with-next="always"/>
      <style:text-properties style:font-name="Times" fo:font-size="20pt" fo:font-weight="bold" style:font-size-asian="20pt" style:font-weight-asian="bold"/>
    </style:style>
    <style:style style:name="Heading_20_2" style:display-name="Heading 2" style:family="paragraph" style:parent-style-name="Standard" style:next-style-name="Text_20_body" style:default-outline-level="2" style:class="text">
      <style:paragraph-properties fo:margin="100%" fo:margin-left="0.3555in" fo:margin-right="0in" fo:margin-top="0.1665in" fo:margin-bottom="0.0417in" fo:text-align="start" style:justify-single-word="false" fo:text-indent="0in" style:auto-text-indent="false" fo:keep-with-next="always"/>
      <style:text-properties style:font-name="Times" fo:font-size="16pt" fo:font-weight="bold" style:font-size-asian="16pt" style:font-weight-asian="bold"/>
    </style:style>
    <style:style style:name="Heading_20_3" style:display-name="Heading 3" style:family="paragraph" style:parent-style-name="Standard" style:next-style-name="Text_20_body" style:default-outline-level="3" style:class="text">
      <style:paragraph-properties fo:margin="100%" fo:margin-left="0.711in" fo:margin-right="0in" fo:margin-top="0.1665in" fo:margin-bottom="0.0417in" fo:text-align="start" style:justify-single-word="false" fo:text-indent="0in" style:auto-text-indent="false" fo:keep-with-next="always"/>
      <style:text-properties style:font-name="Times" fo:font-size="16pt" fo:font-weight="bold" style:font-size-asian="16pt" style:font-weight-asian="bold"/>
    </style:style>
    <style:style style:name="Heading_20_4" style:display-name="Heading 4" style:family="paragraph" style:parent-style-name="Standard" style:next-style-name="Text_20_body" style:default-outline-level="4" style:class="text">
      <style:paragraph-properties fo:margin="100%" fo:margin-left="1.0665in" fo:margin-right="0in" fo:margin-top="0.1665in" fo:margin-bottom="0.0417in" fo:text-align="start" style:justify-single-word="false" fo:text-indent="0in" style:auto-text-indent="false" fo:keep-with-next="always"/>
      <style:text-properties style:font-name="Times" fo:font-size="12pt" fo:font-weight="bold" style:font-size-asian="12pt" style:font-weight-asian="bold"/>
    </style:style>
    <style:style style:name="Heading_20_5" style:display-name="Heading 5" style:family="paragraph" style:parent-style-name="Standard" style:next-style-name="Text_20_body" style:default-outline-level="5" style:class="text">
      <style:paragraph-properties fo:margin="100%" fo:margin-left="1.422in" fo:margin-right="0in" fo:margin-top="0.1665in" fo:margin-bottom="0.0417in" fo:text-align="start" style:justify-single-word="false" fo:text-indent="0in" style:auto-text-indent="false" fo:keep-with-next="always"/>
      <style:text-properties style:font-name="Times" fo:font-size="12pt" fo:font-weight="bold" style:font-size-asian="12pt" style:font-weight-asian="bold"/>
    </style:style>
    <style:style style:name="Heading_20_6" style:display-name="Heading 6" style:family="paragraph" style:parent-style-name="Standard" style:next-style-name="Text_20_body" style:default-outline-level="6" style:class="text">
      <style:paragraph-properties fo:margin="100%" fo:margin-left="1.778in" fo:margin-right="0in" fo:margin-top="0.1665in" fo:margin-bottom="0.0417in" fo:text-align="start" style:justify-single-word="false" fo:text-indent="0in" style:auto-text-indent="false" fo:keep-with-next="always"/>
      <style:text-properties style:font-name="Times" fo:font-size="12pt" fo:font-weight="bold" style:font-size-asian="12pt" style:font-weight-asian="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8.528in" fo:page-height="11.0417in" style:num-format="1" style:print-orientation="portrait" fo:margin-top="1.7638in" fo:margin-bottom="0.5in" fo:margin-left="1.861in" fo:margin-right="1.8752in" style:writing-mode="lr-tb" style:layout-grid-color="#c0c0c0" style:layout-grid-lines="22296" style:layout-grid-base-height="0.139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22in" fo:margin-left="0in" fo:margin-right="0in" fo:margin-top="0.6827in" style:dynamic-spacing="tru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paper.tex</dc:title>
    <dc:description>Created using latex2rtf 1.9.19 (released Nov 20 2007) on Wed Apr  3 11:17:39 2013</dc:description>
    <meta:generator>LibreOffice/3.5$Linux_x86 LibreOffice_project/350m1$Build-2</meta:generator>
    <dc:date>2013-04-07T05:50:38</dc:date>
    <meta:editing-duration>P1DT1H34M5S</meta:editing-duration>
    <meta:editing-cycles>39</meta:editing-cycles>
    <dc:creator>Matheus Erthal</dc:creator>
    <meta:document-statistic meta:table-count="0" meta:image-count="4" meta:object-count="0" meta:page-count="11" meta:paragraph-count="143" meta:word-count="4507" meta:character-count="29078" meta:non-whitespace-character-count="24695"/>
  </office:meta>
</office:document-meta>
</file>